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2" svg:font-family="'Lohit Devanagari'"/>
    <style:font-face style:name="Liberation Mono" svg:font-family="'Liberation Mono', 'Courier New'" style:font-family-generic="modern"/>
    <style:font-face style:name="Times New Roman1" svg:font-family="'Times New Roman'" style:font-family-generic="roman"/>
    <style:font-face style:name="Lohit Devanagari3"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text-properties style:font-name="Times New Roman1"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015af12" officeooo:paragraph-rsid="0015af12" style:font-size-asian="12pt" style:font-weight-asian="bold" style:font-name-complex="Times New Roman1" style:font-size-complex="12pt" style:font-weight-complex="bold"/>
    </style:style>
    <style:style style:name="P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0b65f0b" officeooo:paragraph-rsid="00dd3bbc" style:font-size-asian="12pt" style:font-weight-asian="normal" style:font-name-complex="Times New Roman1" style:font-size-complex="12pt" style:font-weight-complex="normal"/>
    </style:style>
    <style:style style:name="P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003434" style:font-size-asian="12pt" style:font-weight-asian="normal" style:font-name-complex="Times New Roman1" style:font-size-complex="12pt" style:font-weight-complex="normal"/>
    </style:style>
    <style:style style:name="P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ab-stops>
          <style:tab-stop style:position="10.2181in"/>
        </style:tab-stops>
      </style:paragraph-properties>
      <style:text-properties style:font-name="Times New Roman1" fo:font-size="12pt" fo:font-weight="normal" officeooo:rsid="01003434" officeooo:paragraph-rsid="025c1be0" style:font-size-asian="12pt" style:font-weight-asian="normal" style:font-name-complex="Times New Roman1" style:font-size-complex="12pt" style:font-weight-complex="normal"/>
    </style:style>
    <style:style style:name="P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f71b62" style:font-size-asian="12pt" style:font-weight-asian="normal" style:font-name-complex="Times New Roman1" style:font-size-complex="12pt" style:font-weight-complex="normal"/>
    </style:style>
    <style:style style:name="P8"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261c492" style:font-size-asian="12pt" style:font-weight-asian="normal" style:font-name-complex="Times New Roman1" style:font-size-complex="12pt" style:font-weight-complex="normal"/>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038f15" officeooo:paragraph-rsid="01579361" fo:background-color="transparent" style:font-size-asian="12pt" style:font-weight-asian="normal" style:font-name-complex="Times New Roman1"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2442fe" officeooo:paragraph-rsid="01c2d006" fo:background-color="transparent" style:font-size-asian="12pt" style:font-weight-asian="normal" style:font-name-complex="Times New Roman1"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font-size-asian="12pt" style:font-name-complex="Times New Roman1"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paragraph-rsid="011be4a9" style:font-size-asian="12pt" style:font-name-complex="Times New Roman1" style:font-size-complex="12pt"/>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038f15" officeooo:paragraph-rsid="011be4a9" fo:background-color="transparent" style:font-size-asian="12pt" style:font-name-complex="Times New Roman1" style:font-size-complex="12pt"/>
    </style:style>
    <style:style style:name="P1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6e325" officeooo:paragraph-rsid="011be4a9" fo:background-color="transparent" style:font-size-asian="12pt" style:font-name-complex="Times New Roman1" style:font-size-complex="12pt"/>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1c2d006" fo:background-color="transparent" style:font-size-asian="12pt" style:font-name-complex="Times New Roman1" style:font-size-complex="12pt"/>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32950" officeooo:paragraph-rsid="011be4a9" fo:background-color="transparent" style:font-size-asian="12pt" style:font-name-complex="Times New Roman1" style:font-size-complex="12pt"/>
    </style:style>
    <style:style style:name="P17"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style>
    <style:style style:name="P18" style:family="paragraph" style:parent-style-name="Standard">
      <style:paragraph-properties fo:margin-left="0in" fo:margin-right="0in" fo:margin-top="0in" fo:margin-bottom="0.0201in" loext:contextual-spacing="false" fo:line-height="100%" fo:text-indent="0in" style:auto-text-indent="false" fo:break-before="page"/>
      <style:text-properties officeooo:paragraph-rsid="014cc87e"/>
    </style:style>
    <style:style style:name="P19"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officeooo:paragraph-rsid="020c744e" style:font-size-asian="12pt" style:font-name-complex="Times New Roman1" style:font-size-complex="12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30b22"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7936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7bd1c8" fo:background-color="#fff200" style:font-size-asian="12pt" style:font-weight-asian="normal" style:font-name-complex="Times New Roman1" style:font-size-complex="12pt" style:font-weight-complex="normal"/>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1a85698" officeooo:paragraph-rsid="01aad0a5" fo:background-color="transparent"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286f68" officeooo:paragraph-rsid="028be80f" fo:background-color="transparent"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7bd1c8" fo:background-color="transparent" style:font-size-asian="12pt" style:font-weight-asian="normal" style:font-name-complex="Times New Roman1" style:font-size-complex="12pt" style:font-weight-complex="normal"/>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bold" officeooo:paragraph-rsid="01579361" style:font-size-asian="12pt" style:font-style-asian="italic" style:font-weight-asian="bold" style:font-name-complex="Times New Roman1" style:font-size-complex="12pt" style:font-style-complex="italic" style:font-weight-complex="bold"/>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bold" officeooo:rsid="02a317da" officeooo:paragraph-rsid="02a317da"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officeooo:paragraph-rsid="01579361"/>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officeooo:paragraph-rsid="02d21b68"/>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officeooo:paragraph-rsid="0304fd7e"/>
    </style:style>
    <style:style style:name="P33"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34"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style="italic" officeooo:paragraph-rsid="00e2ffb7" fo:background-color="#ffff00" style:font-size-asian="12pt" style:font-style-asian="italic" style:font-name-complex="Times New Roman1" style:font-size-complex="12pt" style:font-style-complex="italic"/>
    </style:style>
    <style:style style:name="P35"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bold" fo:background-color="#fff200" style:font-size-asian="12pt" style:font-weight-asian="bold" style:font-name-complex="Times New Roman1" style:font-size-complex="12pt" style:font-weight-complex="bold"/>
    </style:style>
    <style:style style:name="P36"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normal" officeooo:rsid="0026838e" officeooo:paragraph-rsid="028be80f" style:font-size-asian="12pt" style:font-weight-asian="normal" style:font-name-complex="Times New Roman1" style:font-size-complex="12pt" style:font-weight-complex="normal"/>
    </style:style>
    <style:style style:name="P3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fo:font-style="italic" officeooo:paragraph-rsid="028be80f" style:font-style-asian="italic" style:font-name-complex="Times New Roman1" style:font-style-complex="italic"/>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28be80f" style:font-name-complex="Times New Roman1"/>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officeooo:paragraph-rsid="028be80f"/>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fo:font-style="italic" officeooo:rsid="028d2922" officeooo:paragraph-rsid="028d2922" style:font-style-asian="italic" style:font-style-complex="italic"/>
    </style:style>
    <style:style style:name="P41" style:family="paragraph" style:parent-style-name="Standard">
      <style:paragraph-properties fo:line-height="100%"/>
      <style:text-properties style:font-name="Times New Roman1" fo:font-size="12pt" fo:font-weight="normal" officeooo:rsid="012442fe" officeooo:paragraph-rsid="00ca9191" fo:background-color="transparent" style:font-size-asian="12pt" style:font-weight-asian="normal" style:font-name-complex="Times New Roman1" style:font-size-complex="12pt" style:font-weight-complex="normal"/>
    </style:style>
    <style:style style:name="P42" style:family="paragraph" style:parent-style-name="Standard">
      <style:paragraph-properties fo:line-height="100%"/>
      <style:text-properties style:font-name="Times New Roman1" fo:font-size="12pt" fo:font-weight="normal" officeooo:rsid="012442fe" officeooo:paragraph-rsid="028c6a71" fo:background-color="transparent" style:font-size-asian="12pt" style:font-weight-asian="normal" style:font-name-complex="Times New Roman1" style:font-size-complex="12pt" style:font-weight-complex="normal"/>
    </style:style>
    <style:style style:name="P43" style:family="paragraph" style:parent-style-name="Standard">
      <style:text-properties style:font-name="Times New Roman1" fo:font-size="12pt" fo:font-weight="normal" officeooo:rsid="0161161a" officeooo:paragraph-rsid="019e9582" fo:background-color="transparent" style:font-size-asian="12pt" style:font-weight-asian="normal" style:font-name-complex="Times New Roman1" style:font-size-complex="12pt" style:font-weight-complex="normal"/>
    </style:style>
    <style:style style:name="P44" style:family="paragraph" style:parent-style-name="Standard">
      <style:paragraph-properties fo:line-height="100%"/>
      <style:text-properties style:font-name="Times New Roman1" fo:font-size="12pt" fo:font-weight="normal" officeooo:rsid="02e9490f" officeooo:paragraph-rsid="02e9490f" fo:background-color="transparent" style:font-size-asian="12pt" style:font-weight-asian="normal" style:font-name-complex="Times New Roman1" style:font-size-complex="12pt" style:font-weight-complex="normal"/>
    </style:style>
    <style:style style:name="P45" style:family="paragraph" style:parent-style-name="Standard">
      <style:text-properties style:font-name="Times New Roman1" fo:font-size="12pt" fo:font-style="normal" officeooo:paragraph-rsid="01579361" fo:background-color="transparent" style:font-size-asian="12pt" style:font-style-asian="normal" style:font-name-complex="Times New Roman1" style:font-size-complex="12pt" style:font-style-complex="normal"/>
    </style:style>
    <style:style style:name="P46" style:family="paragraph" style:parent-style-name="Standard">
      <style:text-properties style:font-name="Times New Roman1" fo:font-size="12pt" fo:font-style="normal" fo:font-weight="normal" officeooo:rsid="0184a96e" officeooo:paragraph-rsid="02bb96da" fo:background-color="transparent" style:font-size-asian="12pt" style:font-style-asian="normal" style:font-weight-asian="normal" style:font-name-complex="Times New Roman1" style:font-size-complex="12pt" style:font-style-complex="normal" style:font-weight-complex="normal"/>
    </style:style>
    <style:style style:name="P47" style:family="paragraph" style:parent-style-name="Standard">
      <style:text-properties style:font-name="Times New Roman1" fo:font-size="12pt" fo:font-style="normal" fo:font-weight="normal" officeooo:rsid="01d49281" officeooo:paragraph-rsid="03085e33" fo:background-color="transparent" style:font-size-asian="12pt" style:font-style-asian="normal" style:font-weight-asian="normal" style:font-name-complex="Times New Roman1" style:font-size-complex="12pt" style:font-style-complex="normal" style:font-weight-complex="normal"/>
    </style:style>
    <style:style style:name="P48" style:family="paragraph" style:parent-style-name="Standard">
      <style:text-properties style:font-name="Times New Roman1" fo:font-size="12pt" fo:font-style="normal" fo:font-weight="normal" officeooo:rsid="0162944a" officeooo:paragraph-rsid="02a317da" fo:background-color="#fff200" style:font-size-asian="12pt" style:font-style-asian="normal" style:font-weight-asian="normal" style:font-name-complex="Times New Roman1" style:font-size-complex="12pt" style:font-style-complex="normal" style:font-weight-complex="normal"/>
    </style:style>
    <style:style style:name="P49" style:family="paragraph" style:parent-style-name="Standard">
      <style:text-properties style:font-name="Times New Roman1" fo:font-size="12pt" officeooo:paragraph-rsid="01579361" style:font-size-asian="12pt" style:font-name-complex="Times New Roman1" style:font-size-complex="12pt"/>
    </style:style>
    <style:style style:name="P50" style:family="paragraph" style:parent-style-name="Standard">
      <style:paragraph-properties fo:line-height="100%"/>
      <style:text-properties style:font-name="Times New Roman1" fo:font-size="12pt" fo:font-weight="bold" officeooo:rsid="028be80f" officeooo:paragraph-rsid="028be80f" fo:background-color="transparent" style:font-size-asian="12pt" style:font-weight-asian="bold" style:font-name-complex="Times New Roman1" style:font-size-complex="12pt" style:font-weight-complex="bold"/>
    </style:style>
    <style:style style:name="P51" style:family="paragraph" style:parent-style-name="Standard">
      <style:text-properties style:font-name="Times New Roman1" fo:font-size="12pt" officeooo:paragraph-rsid="02d21b68" fo:background-color="transparent" style:font-size-asian="12pt" style:font-size-complex="12pt"/>
    </style:style>
    <style:style style:name="P52" style:family="paragraph" style:parent-style-name="Standard">
      <style:text-properties officeooo:paragraph-rsid="01579361"/>
    </style:style>
    <style:style style:name="P53" style:family="paragraph" style:parent-style-name="Standard">
      <style:text-properties officeooo:paragraph-rsid="0243462b"/>
    </style:style>
    <style:style style:name="P54" style:family="paragraph" style:parent-style-name="Standard">
      <style:text-properties officeooo:paragraph-rsid="0280f909"/>
    </style:style>
    <style:style style:name="P55" style:family="paragraph" style:parent-style-name="Standard">
      <style:text-properties officeooo:paragraph-rsid="028be80f"/>
    </style:style>
    <style:style style:name="P56" style:family="paragraph" style:parent-style-name="Standard">
      <style:text-properties officeooo:paragraph-rsid="02d21b68"/>
    </style:style>
    <style:style style:name="P57" style:family="paragraph" style:parent-style-name="Standard">
      <style:text-properties officeooo:paragraph-rsid="031cdf8f"/>
    </style:style>
    <style:style style:name="P58" style:family="paragraph" style:parent-style-name="Standard">
      <style:text-properties fo:background-color="transparent"/>
    </style:style>
    <style:style style:name="P59" style:family="paragraph" style:parent-style-name="Standard">
      <style:text-properties officeooo:paragraph-rsid="0150f1ba" fo:background-color="transparent"/>
    </style:style>
    <style:style style:name="P60"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1" fo:font-size="12pt" fo:font-weight="bold" style:font-size-asian="12pt" style:font-weight-asian="bold" style:font-name-complex="Times New Roman1" style:font-size-complex="12pt" style:font-weight-complex="bold"/>
    </style:style>
    <style:style style:name="P61" style:family="paragraph" style:parent-style-name="Standard">
      <style:text-properties officeooo:paragraph-rsid="032dd36e"/>
    </style:style>
    <style:style style:name="P62" style:family="paragraph" style:parent-style-name="Standard">
      <style:text-properties officeooo:paragraph-rsid="03334b94"/>
    </style:style>
    <style:style style:name="P63"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style:font-name="Times New Roman1" fo:font-size="12pt" fo:font-weight="normal" style:font-size-asian="12pt" style:font-weight-asian="normal" style:font-name-complex="Times New Roman1" style:font-size-complex="12pt" style:font-weight-complex="normal"/>
    </style:style>
    <style:style style:name="T2" style:family="text">
      <style:text-properties style:font-name="Times New Roman1" fo:font-size="12pt" fo:font-weight="normal" officeooo:rsid="0026838e" style:font-size-asian="12pt" style:font-weight-asian="normal" style:font-name-complex="Times New Roman1" style:font-size-complex="12pt" style:font-weight-complex="normal"/>
    </style:style>
    <style:style style:name="T3" style:family="text">
      <style:text-properties style:font-name="Times New Roman1" fo:font-size="12pt" fo:font-weight="normal" officeooo:rsid="0026a466" style:font-size-asian="12pt" style:font-weight-asian="normal" style:font-name-complex="Times New Roman1" style:font-size-complex="12pt" style:font-weight-complex="normal"/>
    </style:style>
    <style:style style:name="T4" style:family="text">
      <style:text-properties style:font-name="Times New Roman1" fo:font-size="12pt" fo:font-weight="normal" officeooo:rsid="014fb730" style:font-size-asian="12pt" style:font-weight-asian="normal" style:font-name-complex="Times New Roman1" style:font-size-complex="12pt" style:font-weight-complex="normal"/>
    </style:style>
    <style:style style:name="T5" style:family="text">
      <style:text-properties style:font-name="Times New Roman1" fo:font-size="12pt" fo:font-weight="normal" officeooo:rsid="007bd1c8" style:font-size-asian="12pt" style:font-weight-asian="normal" style:font-name-complex="Times New Roman1" style:font-size-complex="12pt" style:font-weight-complex="normal"/>
    </style:style>
    <style:style style:name="T6" style:family="text">
      <style:text-properties style:font-name="Times New Roman1" fo:font-size="12pt" fo:font-weight="normal" officeooo:rsid="01571f5c" style:font-size-asian="12pt" style:font-weight-asian="normal" style:font-name-complex="Times New Roman1" style:font-size-complex="12pt" style:font-weight-complex="normal"/>
    </style:style>
    <style:style style:name="T7" style:family="text">
      <style:text-properties style:font-name="Times New Roman1" fo:font-size="12pt" fo:font-weight="normal" fo:background-color="transparent" loext:char-shading-value="0" style:font-size-asian="12pt" style:font-weight-asian="normal" style:font-name-complex="Times New Roman1" style:font-size-complex="12pt" style:font-weight-complex="normal"/>
    </style:style>
    <style:style style:name="T8" style:family="text">
      <style:text-properties style:font-name="Times New Roman1" fo:font-size="12pt" fo:font-weight="normal" officeooo:rsid="018bc81c" fo:background-color="transparent" loext:char-shading-value="0" style:font-size-asian="12pt" style:font-weight-asian="normal" style:font-name-complex="Times New Roman1" style:font-size-complex="12pt" style:font-weight-complex="normal"/>
    </style:style>
    <style:style style:name="T9" style:family="text">
      <style:text-properties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10" style:family="text">
      <style:text-properties style:font-name="Times New Roman1" fo:font-size="12pt" fo:font-weight="normal" officeooo:rsid="0161161a" fo:background-color="transparent" loext:char-shading-value="0" style:font-size-asian="12pt" style:font-weight-asian="normal" style:font-name-complex="Times New Roman1" style:font-size-complex="12pt" style:font-weight-complex="normal"/>
    </style:style>
    <style:style style:name="T11" style:family="text">
      <style:text-properties style:font-name="Times New Roman1" fo:font-size="12pt" fo:font-weight="normal" officeooo:rsid="01f759d1" fo:background-color="transparent" loext:char-shading-value="0" style:font-size-asian="12pt" style:font-weight-asian="normal" style:font-name-complex="Times New Roman1" style:font-size-complex="12pt" style:font-weight-complex="normal"/>
    </style:style>
    <style:style style:name="T12" style:family="text">
      <style:text-properties style:font-name="Times New Roman1" fo:font-size="12pt" fo:font-weight="normal" officeooo:rsid="0248e475" fo:background-color="transparent" loext:char-shading-value="0" style:font-size-asian="12pt" style:font-weight-asian="normal" style:font-name-complex="Times New Roman1" style:font-size-complex="12pt" style:font-weight-complex="normal"/>
    </style:style>
    <style:style style:name="T13" style:family="text">
      <style:text-properties style:font-name="Times New Roman1" fo:font-size="12pt" fo:font-weight="normal" officeooo:rsid="020c4d9f" fo:background-color="transparent" loext:char-shading-value="0" style:font-size-asian="12pt" style:font-weight-asian="normal" style:font-name-complex="Times New Roman1" style:font-size-complex="12pt" style:font-weight-complex="normal"/>
    </style:style>
    <style:style style:name="T14" style:family="text">
      <style:text-properties style:font-name="Times New Roman1" fo:font-size="12pt" fo:font-weight="normal" officeooo:rsid="01c97b87" fo:background-color="transparent" loext:char-shading-value="0" style:font-size-asian="12pt" style:font-weight-asian="normal" style:font-name-complex="Times New Roman1" style:font-size-complex="12pt" style:font-weight-complex="normal"/>
    </style:style>
    <style:style style:name="T15" style:family="text">
      <style:text-properties style:font-name="Times New Roman1" fo:font-size="12pt" fo:font-weight="normal" officeooo:rsid="0277761c" fo:background-color="transparent" loext:char-shading-value="0" style:font-size-asian="12pt" style:font-weight-asian="normal" style:font-name-complex="Times New Roman1" style:font-size-complex="12pt" style:font-weight-complex="normal"/>
    </style:style>
    <style:style style:name="T16" style:family="text">
      <style:text-properties style:font-name="Times New Roman1" fo:font-size="12pt" fo:font-weight="normal" officeooo:rsid="02298fe3" fo:background-color="transparent" loext:char-shading-value="0" style:font-size-asian="12pt" style:font-weight-asian="normal" style:font-name-complex="Times New Roman1" style:font-size-complex="12pt" style:font-weight-complex="normal"/>
    </style:style>
    <style:style style:name="T17" style:family="text">
      <style:text-properties style:font-name="Times New Roman1" fo:font-size="12pt" fo:font-weight="normal" officeooo:rsid="0229e977" fo:background-color="transparent" loext:char-shading-value="0" style:font-size-asian="12pt" style:font-weight-asian="normal" style:font-name-complex="Times New Roman1" style:font-size-complex="12pt" style:font-weight-complex="normal"/>
    </style:style>
    <style:style style:name="T18" style:family="text">
      <style:text-properties style:font-name="Times New Roman1" fo:font-size="12pt" fo:font-weight="normal" officeooo:rsid="01b3a953" fo:background-color="transparent" loext:char-shading-value="0" style:font-size-asian="12pt" style:font-weight-asian="normal" style:font-name-complex="Times New Roman1" style:font-size-complex="12pt" style:font-weight-complex="normal"/>
    </style:style>
    <style:style style:name="T19" style:family="text">
      <style:text-properties style:font-name="Times New Roman1" fo:font-size="12pt" fo:font-weight="normal" officeooo:rsid="02414269" fo:background-color="transparent" loext:char-shading-value="0" style:font-size-asian="12pt" style:font-weight-asian="normal" style:font-name-complex="Times New Roman1" style:font-size-complex="12pt" style:font-weight-complex="normal"/>
    </style:style>
    <style:style style:name="T20" style:family="text">
      <style:text-properties style:font-name="Times New Roman1" fo:font-size="12pt" fo:font-weight="normal" officeooo:rsid="01ae9370" fo:background-color="transparent" loext:char-shading-value="0" style:font-size-asian="12pt" style:font-weight-asian="normal" style:font-name-complex="Times New Roman1" style:font-size-complex="12pt" style:font-weight-complex="normal"/>
    </style:style>
    <style:style style:name="T21" style:family="text">
      <style:text-properties style:font-name="Times New Roman1" fo:font-size="12pt" fo:font-weight="normal" officeooo:rsid="027d6853" fo:background-color="transparent" loext:char-shading-value="0" style:font-size-asian="12pt" style:font-weight-asian="normal" style:font-name-complex="Times New Roman1" style:font-size-complex="12pt" style:font-weight-complex="normal"/>
    </style:style>
    <style:style style:name="T22" style:family="text">
      <style:text-properties style:font-name="Times New Roman1" fo:font-size="12pt" fo:font-weight="normal" officeooo:rsid="02531dee" fo:background-color="transparent" loext:char-shading-value="0" style:font-size-asian="12pt" style:font-weight-asian="normal" style:font-name-complex="Times New Roman1" style:font-size-complex="12pt" style:font-weight-complex="normal"/>
    </style:style>
    <style:style style:name="T23" style:family="text">
      <style:text-properties style:font-name="Times New Roman1" fo:font-size="12pt" fo:font-weight="normal" officeooo:rsid="01fd8b50" fo:background-color="transparent" loext:char-shading-value="0" style:font-size-asian="12pt" style:font-weight-asian="normal" style:font-name-complex="Times New Roman1" style:font-size-complex="12pt" style:font-weight-complex="normal"/>
    </style:style>
    <style:style style:name="T24" style:family="text">
      <style:text-properties style:font-name="Times New Roman1" fo:font-size="12pt" fo:font-weight="normal" officeooo:rsid="027f3376" fo:background-color="transparent" loext:char-shading-value="0" style:font-size-asian="12pt" style:font-weight-asian="normal" style:font-name-complex="Times New Roman1" style:font-size-complex="12pt" style:font-weight-complex="normal"/>
    </style:style>
    <style:style style:name="T25" style:family="text">
      <style:text-properties style:font-name="Times New Roman1" fo:font-size="12pt" fo:font-weight="normal" officeooo:rsid="015b0de7" fo:background-color="transparent" loext:char-shading-value="0" style:font-size-asian="12pt" style:font-weight-asian="normal" style:font-name-complex="Times New Roman1" style:font-size-complex="12pt" style:font-weight-complex="normal"/>
    </style:style>
    <style:style style:name="T26" style:family="text">
      <style:text-properties style:font-name="Times New Roman1" fo:font-size="12pt" fo:font-weight="normal" officeooo:rsid="015b8280" fo:background-color="transparent" loext:char-shading-value="0" style:font-size-asian="12pt" style:font-weight-asian="normal" style:font-name-complex="Times New Roman1" style:font-size-complex="12pt" style:font-weight-complex="normal"/>
    </style:style>
    <style:style style:name="T27" style:family="text">
      <style:text-properties style:font-name="Times New Roman1" fo:font-size="12pt" fo:font-weight="normal" officeooo:rsid="01f5e390" fo:background-color="transparent" loext:char-shading-value="0" style:font-size-asian="12pt" style:font-weight-asian="normal" style:font-name-complex="Times New Roman1" style:font-size-complex="12pt" style:font-weight-complex="normal"/>
    </style:style>
    <style:style style:name="T28" style:family="text">
      <style:text-properties style:font-name="Times New Roman1" fo:font-size="12pt" fo:font-weight="normal" officeooo:rsid="0290a819" fo:background-color="transparent" loext:char-shading-value="0" style:font-size-asian="12pt" style:font-weight-asian="normal" style:font-name-complex="Times New Roman1" style:font-size-complex="12pt" style:font-weight-complex="normal"/>
    </style:style>
    <style:style style:name="T29" style:family="text">
      <style:text-properties style:font-name="Times New Roman1" fo:font-size="12pt" fo:font-weight="normal" officeooo:rsid="02555847" fo:background-color="transparent" loext:char-shading-value="0" style:font-size-asian="12pt" style:font-weight-asian="normal" style:font-name-complex="Times New Roman1" style:font-size-complex="12pt" style:font-weight-complex="normal"/>
    </style:style>
    <style:style style:name="T30" style:family="text">
      <style:text-properties style:font-name="Times New Roman1" fo:font-size="12pt" fo:font-weight="normal" officeooo:rsid="02563255" fo:background-color="transparent" loext:char-shading-value="0" style:font-size-asian="12pt" style:font-weight-asian="normal" style:font-name-complex="Times New Roman1" style:font-size-complex="12pt" style:font-weight-complex="normal"/>
    </style:style>
    <style:style style:name="T31" style:family="text">
      <style:text-properties style:font-name="Times New Roman1" fo:font-size="12pt" fo:font-weight="normal" officeooo:rsid="02556a05" fo:background-color="transparent" loext:char-shading-value="0" style:font-size-asian="12pt" style:font-weight-asian="normal" style:font-name-complex="Times New Roman1" style:font-size-complex="12pt" style:font-weight-complex="normal"/>
    </style:style>
    <style:style style:name="T32" style:family="text">
      <style:text-properties style:font-name="Times New Roman1" fo:font-size="12pt" fo:font-weight="normal" officeooo:rsid="02926a8e" fo:background-color="transparent" loext:char-shading-value="0" style:font-size-asian="12pt" style:font-weight-asian="normal" style:font-name-complex="Times New Roman1" style:font-size-complex="12pt" style:font-weight-complex="normal"/>
    </style:style>
    <style:style style:name="T33" style:family="text">
      <style:text-properties style:font-name="Times New Roman1" fo:font-size="12pt" fo:font-weight="normal" officeooo:rsid="0293e7b4" fo:background-color="transparent" loext:char-shading-value="0" style:font-size-asian="12pt" style:font-weight-asian="normal" style:font-name-complex="Times New Roman1" style:font-size-complex="12pt" style:font-weight-complex="normal"/>
    </style:style>
    <style:style style:name="T34" style:family="text">
      <style:text-properties style:font-name="Times New Roman1" fo:font-size="12pt" fo:font-weight="normal" officeooo:rsid="02964679" fo:background-color="transparent" loext:char-shading-value="0" style:font-size-asian="12pt" style:font-weight-asian="normal" style:font-name-complex="Times New Roman1" style:font-size-complex="12pt" style:font-weight-complex="normal"/>
    </style:style>
    <style:style style:name="T35" style:family="text">
      <style:text-properties style:font-name="Times New Roman1" fo:font-size="12pt" fo:font-weight="normal" officeooo:rsid="0298987f" fo:background-color="transparent" loext:char-shading-value="0" style:font-size-asian="12pt" style:font-weight-asian="normal" style:font-name-complex="Times New Roman1" style:font-size-complex="12pt" style:font-weight-complex="normal"/>
    </style:style>
    <style:style style:name="T36" style:family="text">
      <style:text-properties style:font-name="Times New Roman1" fo:font-size="12pt" fo:font-weight="normal" officeooo:rsid="029a5a71" fo:background-color="transparent" loext:char-shading-value="0" style:font-size-asian="12pt" style:font-weight-asian="normal" style:font-name-complex="Times New Roman1" style:font-size-complex="12pt" style:font-weight-complex="normal"/>
    </style:style>
    <style:style style:name="T37" style:family="text">
      <style:text-properties style:font-name="Times New Roman1" fo:font-size="12pt" fo:font-weight="normal" officeooo:rsid="029b95c0" fo:background-color="transparent" loext:char-shading-value="0" style:font-size-asian="12pt" style:font-weight-asian="normal" style:font-name-complex="Times New Roman1" style:font-size-complex="12pt" style:font-weight-complex="normal"/>
    </style:style>
    <style:style style:name="T38" style:family="text">
      <style:text-properties style:font-name="Times New Roman1" fo:font-size="12pt" fo:font-weight="normal" officeooo:rsid="02a7b25d" fo:background-color="transparent" loext:char-shading-value="0" style:font-size-asian="12pt" style:font-weight-asian="normal" style:font-name-complex="Times New Roman1" style:font-size-complex="12pt" style:font-weight-complex="normal"/>
    </style:style>
    <style:style style:name="T39" style:family="text">
      <style:text-properties style:font-name="Times New Roman1" fo:font-size="12pt" fo:font-weight="normal" officeooo:rsid="026978c1" fo:background-color="transparent" loext:char-shading-value="0" style:font-size-asian="12pt" style:font-weight-asian="normal" style:font-name-complex="Times New Roman1" style:font-size-complex="12pt" style:font-weight-complex="normal"/>
    </style:style>
    <style:style style:name="T40" style:family="text">
      <style:text-properties style:font-name="Times New Roman1" fo:font-size="12pt" fo:font-weight="normal" officeooo:rsid="017b7cb5" fo:background-color="transparent" loext:char-shading-value="0" style:font-size-asian="12pt" style:font-weight-asian="normal" style:font-name-complex="Times New Roman1" style:font-size-complex="12pt" style:font-weight-complex="normal"/>
    </style:style>
    <style:style style:name="T41" style:family="text">
      <style:text-properties style:font-name="Times New Roman1" fo:font-size="12pt" fo:font-weight="normal" officeooo:rsid="02a7282d" fo:background-color="transparent" loext:char-shading-value="0" style:font-size-asian="12pt" style:font-weight-asian="normal" style:font-name-complex="Times New Roman1" style:font-size-complex="12pt" style:font-weight-complex="normal"/>
    </style:style>
    <style:style style:name="T42" style:family="text">
      <style:text-properties style:font-name="Times New Roman1" fo:font-size="12pt" fo:font-weight="normal" officeooo:rsid="01830d2c" fo:background-color="transparent" loext:char-shading-value="0" style:font-size-asian="12pt" style:font-weight-asian="normal" style:font-name-complex="Times New Roman1" style:font-size-complex="12pt" style:font-weight-complex="normal"/>
    </style:style>
    <style:style style:name="T43" style:family="text">
      <style:text-properties style:font-name="Times New Roman1" fo:font-size="12pt" fo:font-weight="normal" officeooo:rsid="021124a0" fo:background-color="transparent" loext:char-shading-value="0" style:font-size-asian="12pt" style:font-weight-asian="normal" style:font-name-complex="Times New Roman1" style:font-size-complex="12pt" style:font-weight-complex="normal"/>
    </style:style>
    <style:style style:name="T44" style:family="text">
      <style:text-properties style:font-name="Times New Roman1" fo:font-size="12pt" fo:font-weight="normal" officeooo:rsid="0225dc21" fo:background-color="transparent" loext:char-shading-value="0" style:font-size-asian="12pt" style:font-weight-asian="normal" style:font-name-complex="Times New Roman1" style:font-size-complex="12pt" style:font-weight-complex="normal"/>
    </style:style>
    <style:style style:name="T45" style:family="text">
      <style:text-properties style:font-name="Times New Roman1" fo:font-size="12pt" fo:font-weight="normal" officeooo:rsid="02bd225a" fo:background-color="transparent" loext:char-shading-value="0" style:font-size-asian="12pt" style:font-weight-asian="normal" style:font-name-complex="Times New Roman1" style:font-size-complex="12pt" style:font-weight-complex="normal"/>
    </style:style>
    <style:style style:name="T46" style:family="text">
      <style:text-properties style:font-name="Times New Roman1" fo:font-size="12pt" fo:font-weight="normal" officeooo:rsid="02c01087" fo:background-color="transparent" loext:char-shading-value="0" style:font-size-asian="12pt" style:font-weight-asian="normal" style:font-name-complex="Times New Roman1" style:font-size-complex="12pt" style:font-weight-complex="normal"/>
    </style:style>
    <style:style style:name="T47" style:family="text">
      <style:text-properties style:font-name="Times New Roman1" fo:font-size="12pt" fo:font-weight="normal" officeooo:rsid="02d32c3c" fo:background-color="transparent" loext:char-shading-value="0" style:font-size-asian="12pt" style:font-weight-asian="normal" style:font-name-complex="Times New Roman1" style:font-size-complex="12pt" style:font-weight-complex="normal"/>
    </style:style>
    <style:style style:name="T48" style:family="text">
      <style:text-properties style:font-name="Times New Roman1" fo:font-size="12pt" fo:font-weight="normal" officeooo:rsid="02d50f49" fo:background-color="transparent" loext:char-shading-value="0" style:font-size-asian="12pt" style:font-weight-asian="normal" style:font-name-complex="Times New Roman1" style:font-size-complex="12pt" style:font-weight-complex="normal"/>
    </style:style>
    <style:style style:name="T49" style:family="text">
      <style:text-properties style:font-name="Times New Roman1" fo:font-size="12pt" fo:font-weight="normal" officeooo:rsid="02d97618" fo:background-color="transparent" loext:char-shading-value="0" style:font-size-asian="12pt" style:font-weight-asian="normal" style:font-name-complex="Times New Roman1" style:font-size-complex="12pt" style:font-weight-complex="normal"/>
    </style:style>
    <style:style style:name="T50" style:family="text">
      <style:text-properties style:font-name="Times New Roman1" fo:font-size="12pt" fo:font-weight="normal" officeooo:rsid="02e21480" fo:background-color="transparent" loext:char-shading-value="0" style:font-size-asian="12pt" style:font-weight-asian="normal" style:font-name-complex="Times New Roman1" style:font-size-complex="12pt" style:font-weight-complex="normal"/>
    </style:style>
    <style:style style:name="T51" style:family="text">
      <style:text-properties style:font-name="Times New Roman1" fo:font-size="12pt" fo:font-weight="normal" officeooo:rsid="0280f909" fo:background-color="transparent" loext:char-shading-value="0" style:font-size-asian="12pt" style:font-weight-asian="normal" style:font-name-complex="Times New Roman1" style:font-size-complex="12pt" style:font-weight-complex="normal"/>
    </style:style>
    <style:style style:name="T52" style:family="text">
      <style:text-properties style:font-name="Times New Roman1" fo:font-size="12pt" fo:font-weight="normal" officeooo:rsid="01eb5490" fo:background-color="transparent" loext:char-shading-value="0" style:font-size-asian="12pt" style:font-weight-asian="normal" style:font-name-complex="Times New Roman1" style:font-size-complex="12pt" style:font-weight-complex="normal"/>
    </style:style>
    <style:style style:name="T53" style:family="text">
      <style:text-properties style:font-name="Times New Roman1" fo:font-size="12pt" fo:font-weight="normal" officeooo:rsid="01ed1ab4" fo:background-color="transparent" loext:char-shading-value="0" style:font-size-asian="12pt" style:font-weight-asian="normal" style:font-name-complex="Times New Roman1" style:font-size-complex="12pt" style:font-weight-complex="normal"/>
    </style:style>
    <style:style style:name="T54" style:family="text">
      <style:text-properties style:font-name="Times New Roman1" fo:font-size="12pt" fo:font-weight="normal" officeooo:rsid="02ecf4d4" fo:background-color="transparent" loext:char-shading-value="0" style:font-size-asian="12pt" style:font-weight-asian="normal" style:font-name-complex="Times New Roman1" style:font-size-complex="12pt" style:font-weight-complex="normal"/>
    </style:style>
    <style:style style:name="T55" style:family="text">
      <style:text-properties style:font-name="Times New Roman1" fo:font-size="12pt" fo:font-weight="normal" officeooo:rsid="02ee0274" fo:background-color="transparent" loext:char-shading-value="0" style:font-size-asian="12pt" style:font-weight-asian="normal" style:font-name-complex="Times New Roman1" style:font-size-complex="12pt" style:font-weight-complex="normal"/>
    </style:style>
    <style:style style:name="T56" style:family="text">
      <style:text-properties style:font-name="Times New Roman1" fo:font-size="12pt" fo:font-weight="normal" officeooo:rsid="02f3d0ea" fo:background-color="transparent" loext:char-shading-value="0" style:font-size-asian="12pt" style:font-weight-asian="normal" style:font-name-complex="Times New Roman1" style:font-size-complex="12pt" style:font-weight-complex="normal"/>
    </style:style>
    <style:style style:name="T57" style:family="text">
      <style:text-properties style:font-name="Times New Roman1" fo:font-size="12pt" fo:font-weight="normal" officeooo:rsid="02f45725" fo:background-color="transparent" loext:char-shading-value="0" style:font-size-asian="12pt" style:font-weight-asian="normal" style:font-name-complex="Times New Roman1" style:font-size-complex="12pt" style:font-weight-complex="normal"/>
    </style:style>
    <style:style style:name="T58" style:family="text">
      <style:text-properties style:font-name="Times New Roman1" fo:font-size="12pt" fo:font-weight="normal" officeooo:rsid="031ee0b1" fo:background-color="transparent" loext:char-shading-value="0" style:font-size-asian="12pt" style:font-weight-asian="normal" style:font-name-complex="Times New Roman1" style:font-size-complex="12pt" style:font-weight-complex="normal"/>
    </style:style>
    <style:style style:name="T59" style:family="text">
      <style:text-properties style:font-name="Times New Roman1" fo:font-size="12pt" fo:font-weight="normal" officeooo:rsid="0320056c" fo:background-color="transparent" loext:char-shading-value="0" style:font-size-asian="12pt" style:font-weight-asian="normal" style:font-name-complex="Times New Roman1" style:font-size-complex="12pt" style:font-weight-complex="normal"/>
    </style:style>
    <style:style style:name="T60" style:family="text">
      <style:text-properties style:font-name="Times New Roman1" fo:font-size="12pt" fo:font-weight="normal" officeooo:rsid="0321a8f9" fo:background-color="transparent" loext:char-shading-value="0" style:font-size-asian="12pt" style:font-weight-asian="normal" style:font-name-complex="Times New Roman1" style:font-size-complex="12pt" style:font-weight-complex="normal"/>
    </style:style>
    <style:style style:name="T61" style:family="text">
      <style:text-properties style:font-name="Times New Roman1" fo:font-size="12pt" fo:font-weight="normal" officeooo:rsid="007bd1c8" fo:background-color="transparent" loext:char-shading-value="0" style:font-size-asian="12pt" style:font-weight-asian="normal" style:font-name-complex="Times New Roman1" style:font-size-complex="12pt" style:font-weight-complex="normal"/>
    </style:style>
    <style:style style:name="T62" style:family="text">
      <style:text-properties style:font-name="Times New Roman1" fo:font-size="12pt" fo:font-weight="normal" officeooo:rsid="032b9598" fo:background-color="transparent" loext:char-shading-value="0" style:font-size-asian="12pt" style:font-weight-asian="normal" style:font-name-complex="Times New Roman1" style:font-size-complex="12pt" style:font-weight-complex="normal"/>
    </style:style>
    <style:style style:name="T63" style:family="text">
      <style:text-properties style:font-name="Times New Roman1" fo:font-size="12pt" fo:font-weight="normal" officeooo:rsid="032ca308" fo:background-color="transparent" loext:char-shading-value="0" style:font-size-asian="12pt" style:font-weight-asian="normal" style:font-name-complex="Times New Roman1" style:font-size-complex="12pt" style:font-weight-complex="normal"/>
    </style:style>
    <style:style style:name="T64" style:family="text">
      <style:text-properties style:font-name="Times New Roman1" fo:font-size="12pt" fo:font-weight="normal" officeooo:rsid="02d6b93d" fo:background-color="transparent" loext:char-shading-value="0" style:font-size-asian="12pt" style:font-weight-asian="normal" style:font-name-complex="Times New Roman2" style:font-size-complex="12pt" style:font-weight-complex="normal"/>
    </style:style>
    <style:style style:name="T65" style:family="text">
      <style:text-properties style:font-name="Times New Roman1" fo:font-size="12pt" fo:font-weight="normal" officeooo:rsid="02c82410" fo:background-color="transparent" loext:char-shading-value="0" style:font-size-asian="12pt" style:font-weight-asian="normal" style:font-name-complex="Times New Roman2" style:font-size-complex="12pt" style:font-weight-complex="normal"/>
    </style:style>
    <style:style style:name="T66" style:family="text">
      <style:text-properties style:font-name="Times New Roman1" fo:font-size="12pt" fo:font-weight="normal" officeooo:rsid="02ca6242" fo:background-color="transparent" loext:char-shading-value="0" style:font-size-asian="12pt" style:font-weight-asian="normal" style:font-name-complex="Times New Roman2" style:font-size-complex="12pt" style:font-weight-complex="normal"/>
    </style:style>
    <style:style style:name="T67" style:family="text">
      <style:text-properties style:font-name="Times New Roman1" fo:font-size="12pt" fo:font-weight="normal" officeooo:rsid="02c7a578" fo:background-color="transparent" loext:char-shading-value="0" style:font-size-asian="12pt" style:font-weight-asian="normal" style:font-name-complex="Times New Roman2" style:font-size-complex="12pt" style:font-weight-complex="normal"/>
    </style:style>
    <style:style style:name="T68" style:family="text">
      <style:text-properties style:font-name="Times New Roman1" fo:font-size="12pt" fo:font-weight="normal" officeooo:rsid="02c7a578" fo:background-color="#ffffff" loext:char-shading-value="0" style:font-size-asian="12pt" style:font-weight-asian="normal" style:font-name-complex="Times New Roman2" style:font-size-complex="12pt" style:font-weight-complex="normal"/>
    </style:style>
    <style:style style:name="T69" style:family="text">
      <style:text-properties style:font-name="Times New Roman1" fo:font-size="12pt" fo:font-weight="normal" officeooo:rsid="02c874c8" fo:background-color="#ffffff" loext:char-shading-value="0" style:font-size-asian="12pt" style:font-weight-asian="normal" style:font-name-complex="Times New Roman2" style:font-size-complex="12pt" style:font-weight-complex="normal"/>
    </style:style>
    <style:style style:name="T70" style:family="text">
      <style:text-properties style:font-name="Times New Roman1" fo:font-size="12pt" fo:font-weight="bold" style:font-size-asian="12pt" style:font-weight-asian="bold" style:font-name-complex="Times New Roman1" style:font-size-complex="12pt" style:font-weight-complex="bold"/>
    </style:style>
    <style:style style:name="T71" style:family="text">
      <style:text-properties style:font-name="Times New Roman1" fo:font-size="12pt" fo:font-weight="bold" officeooo:rsid="00c3a637" fo:background-color="transparent" loext:char-shading-value="0" style:font-size-asian="12pt" style:font-weight-asian="bold" style:font-name-complex="Times New Roman1" style:font-size-complex="12pt" style:font-weight-complex="bold"/>
    </style:style>
    <style:style style:name="T72" style:family="text">
      <style:text-properties style:font-name="Times New Roman1" fo:font-size="12pt" fo:font-weight="bold" officeooo:rsid="0103a62b" fo:background-color="transparent" loext:char-shading-value="0" style:font-size-asian="12pt" style:font-weight-asian="bold" style:font-name-complex="Times New Roman1" style:font-size-complex="12pt" style:font-weight-complex="bold"/>
    </style:style>
    <style:style style:name="T73" style:family="text">
      <style:text-properties style:font-name="Times New Roman1" fo:font-size="12pt" fo:font-weight="bold" officeooo:rsid="015b8280" fo:background-color="transparent" loext:char-shading-value="0" style:font-size-asian="12pt" style:font-weight-asian="bold" style:font-name-complex="Times New Roman1" style:font-size-complex="12pt" style:font-weight-complex="bold"/>
    </style:style>
    <style:style style:name="T74" style:family="text">
      <style:text-properties style:font-name="Times New Roman1" fo:font-size="12pt" fo:font-style="normal" fo:font-weight="bold" fo:background-color="transparent" loext:char-shading-value="0" style:font-size-asian="12pt" style:font-style-asian="normal" style:font-weight-asian="bold" style:font-name-complex="Times New Roman1" style:font-size-complex="12pt" style:font-style-complex="normal" style:font-weight-complex="bold"/>
    </style:style>
    <style:style style:name="T75" style:family="text">
      <style:text-properties style:font-name="Times New Roman1" fo:font-size="12pt" fo:font-style="normal" fo:font-weight="bold" officeooo:rsid="01b04ab7" style:font-size-asian="12pt" style:font-style-asian="normal" style:font-weight-asian="bold" style:font-name-complex="Times New Roman1" style:font-size-complex="12pt" style:font-style-complex="normal" style:font-weight-complex="bold"/>
    </style:style>
    <style:style style:name="T76" style:family="text">
      <style:text-properties style:font-name="Times New Roman1" fo:font-size="12pt" fo:font-style="normal" fo:font-weight="bold" officeooo:rsid="01038f15" style:font-size-asian="12pt" style:font-style-asian="normal" style:font-weight-asian="bold" style:font-name-complex="Times New Roman1" style:font-size-complex="12pt" style:font-style-complex="normal" style:font-weight-complex="bold"/>
    </style:style>
    <style:style style:name="T77" style:family="text">
      <style:text-properties style:font-name="Times New Roman1" fo:font-size="12pt" fo:font-style="normal" fo:font-weight="bold" officeooo:rsid="01b25e8e" style:font-size-asian="12pt" style:font-style-asian="normal" style:font-weight-asian="bold" style:font-name-complex="Times New Roman1" style:font-size-complex="12pt" style:font-style-complex="normal" style:font-weight-complex="bold"/>
    </style:style>
    <style:style style:name="T78" style:family="text">
      <style:text-properties style:font-name="Times New Roman1" fo:font-size="12pt" fo:font-style="normal" fo:font-weight="bold" officeooo:rsid="01b389b3" style:font-size-asian="12pt" style:font-style-asian="normal" style:font-weight-asian="bold" style:font-name-complex="Times New Roman1" style:font-size-complex="12pt" style:font-style-complex="normal" style:font-weight-complex="bold"/>
    </style:style>
    <style:style style:name="T79" style:family="text">
      <style:text-properties style:font-name="Times New Roman1"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80" style:family="text">
      <style:text-properties style:font-name="Times New Roman1" fo:font-size="12pt" fo:font-style="normal" fo:font-weight="normal" officeooo:rsid="0216a85a" style:font-size-asian="12pt" style:font-style-asian="normal" style:font-weight-asian="normal" style:font-name-complex="Times New Roman1" style:font-size-complex="12pt" style:font-style-complex="normal" style:font-weight-complex="normal"/>
    </style:style>
    <style:style style:name="T81" style:family="text">
      <style:text-properties style:font-name="Times New Roman1" fo:font-size="12pt" fo:font-style="normal" fo:font-weight="normal" officeooo:rsid="01b04ab7" style:font-size-asian="12pt" style:font-style-asian="normal" style:font-weight-asian="normal" style:font-name-complex="Times New Roman1" style:font-size-complex="12pt" style:font-style-complex="normal" style:font-weight-complex="normal"/>
    </style:style>
    <style:style style:name="T82" style:family="text">
      <style:text-properties style:font-name="Times New Roman1" fo:font-size="12pt" fo:font-style="normal" fo:font-weight="normal" officeooo:rsid="01038f15" style:font-size-asian="12pt" style:font-style-asian="normal" style:font-weight-asian="normal" style:font-name-complex="Times New Roman1" style:font-size-complex="12pt" style:font-style-complex="normal" style:font-weight-complex="normal"/>
    </style:style>
    <style:style style:name="T83" style:family="text">
      <style:text-properties style:font-name="Times New Roman1" fo:font-size="12pt" fo:font-style="normal" fo:font-weight="normal" officeooo:rsid="013e7b63" style:font-size-asian="12pt" style:font-style-asian="normal" style:font-weight-asian="normal" style:font-name-complex="Times New Roman1" style:font-size-complex="12pt" style:font-style-complex="normal" style:font-weight-complex="normal"/>
    </style:style>
    <style:style style:name="T84" style:family="text">
      <style:text-properties style:font-name="Times New Roman1" fo:font-size="12pt" fo:font-style="normal" fo:font-weight="normal" officeooo:rsid="01b389b3" style:font-size-asian="12pt" style:font-style-asian="normal" style:font-weight-asian="normal" style:font-name-complex="Times New Roman1" style:font-size-complex="12pt" style:font-style-complex="normal" style:font-weight-complex="normal"/>
    </style:style>
    <style:style style:name="T85" style:family="text">
      <style:text-properties style:font-name="Times New Roman1" fo:font-size="12pt" fo:font-style="normal" fo:font-weight="normal" officeooo:rsid="01b25e8e" style:font-size-asian="12pt" style:font-style-asian="normal" style:font-weight-asian="normal" style:font-name-complex="Times New Roman1" style:font-size-complex="12pt" style:font-style-complex="normal" style:font-weight-complex="normal"/>
    </style:style>
    <style:style style:name="T86"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7"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8" style:family="text">
      <style:text-properties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9" style:family="text">
      <style:text-properties style:font-name="Times New Roman1" fo:font-size="12pt" fo:font-style="normal" fo:font-weight="normal" officeooo:rsid="010e9cd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0" style:family="text">
      <style:text-properties style:font-name="Times New Roman1" fo:font-size="12pt" fo:font-style="normal" fo:font-weight="normal" officeooo:rsid="013dde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1" style:family="text">
      <style:text-properties style:font-name="Times New Roman1" fo:font-size="12pt" fo:font-style="normal" fo:font-weight="normal" officeooo:rsid="01b3de5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2" style:family="text">
      <style:text-properties style:font-name="Times New Roman1" fo:font-size="12pt" fo:font-style="normal" fo:font-weight="normal" officeooo:rsid="0184a96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3" style:family="text">
      <style:text-properties style:font-name="Times New Roman1" fo:font-size="12pt" fo:font-style="normal" fo:font-weight="normal" officeooo:rsid="01be45f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4"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95" style:family="text">
      <style:text-properties style:font-name="Times New Roman1" fo:font-size="12pt" fo:font-style="normal" fo:font-weight="normal" officeooo:rsid="01d4928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6" style:family="text">
      <style:text-properties style:font-name="Times New Roman1" fo:font-size="12pt" fo:font-style="normal" fo:font-weight="normal" officeooo:rsid="01eea2e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7" style:family="text">
      <style:text-properties style:font-name="Times New Roman1" fo:font-size="12pt" fo:font-style="normal" fo:font-weight="normal" officeooo:rsid="021124a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8" style:family="text">
      <style:text-properties style:font-name="Times New Roman1" fo:font-size="12pt" fo:font-style="normal" fo:font-weight="normal" officeooo:rsid="01830d2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9" style:family="text">
      <style:text-properties style:font-name="Times New Roman1" fo:font-size="12pt" fo:font-style="normal" fo:font-weight="normal" officeooo:rsid="018a2bb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0" style:family="text">
      <style:text-properties style:font-name="Times New Roman1" fo:font-size="12pt"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1" style:family="text">
      <style:text-properties style:font-name="Times New Roman1" fo:font-size="12pt" fo:font-style="normal" fo:font-weight="normal" officeooo:rsid="01f22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2" style:family="text">
      <style:text-properties style:font-name="Times New Roman1" fo:font-size="12pt" fo:font-style="normal" fo:font-weight="normal" officeooo:rsid="01f3c50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3" style:family="text">
      <style:text-properties style:font-name="Times New Roman1" fo:font-size="12pt" fo:font-style="normal" fo:font-weight="normal" officeooo:rsid="0165cb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4" style:family="text">
      <style:text-properties style:font-name="Times New Roman1" fo:font-size="12pt" fo:font-style="normal" fo:font-weight="normal" officeooo:rsid="02192d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5" style:family="text">
      <style:text-properties style:font-name="Times New Roman1" fo:font-size="12pt" fo:font-style="normal" fo:font-weight="normal" officeooo:rsid="0225b0d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6" style:family="text">
      <style:text-properties style:font-name="Times New Roman1" fo:font-size="12pt" fo:font-style="normal" fo:font-weight="normal" officeooo:rsid="022b9b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7" style:family="text">
      <style:text-properties style:font-name="Times New Roman1" fo:font-size="12pt" fo:font-style="normal" fo:font-weight="normal" officeooo:rsid="0243462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8" style:family="text">
      <style:text-properties style:font-name="Times New Roman1" fo:font-size="12pt" fo:font-style="normal" fo:font-weight="normal" officeooo:rsid="0244449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9" style:family="text">
      <style:text-properties style:font-name="Times New Roman1" fo:font-size="12pt" fo:font-style="normal" fo:font-weight="normal" officeooo:rsid="0250866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0" style:family="text">
      <style:text-properties style:font-name="Times New Roman1" fo:font-size="12pt" fo:font-style="normal" fo:font-weight="normal" officeooo:rsid="0257605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1" style:family="text">
      <style:text-properties style:font-name="Times New Roman1" fo:font-size="12pt" fo:font-style="normal" fo:font-weight="normal" officeooo:rsid="0258f7f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2" style:family="text">
      <style:text-properties style:font-name="Times New Roman1" fo:font-size="12pt" fo:font-style="normal" fo:font-weight="normal" officeooo:rsid="0259212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3" style:family="text">
      <style:text-properties style:font-name="Times New Roman1" fo:font-size="12pt" fo:font-style="normal" fo:font-weight="normal" officeooo:rsid="025aa70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4" style:family="text">
      <style:text-properties style:font-name="Times New Roman1" fo:font-size="12pt" fo:font-style="normal" fo:font-weight="normal" officeooo:rsid="0269ee2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5" style:family="text">
      <style:text-properties style:font-name="Times New Roman1" fo:font-size="12pt" fo:font-style="normal" fo:font-weight="normal" officeooo:rsid="0275f7f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6" style:family="text">
      <style:text-properties style:font-name="Times New Roman1" fo:font-size="12pt" fo:font-style="normal" fo:font-weight="normal" officeooo:rsid="022724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7" style:family="text">
      <style:text-properties style:font-name="Times New Roman1" fo:font-size="12pt" fo:font-style="normal" fo:font-weight="normal" officeooo:rsid="0274dc6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8" style:family="text">
      <style:text-properties style:font-name="Times New Roman1" fo:font-size="12pt" fo:font-style="normal" fo:font-weight="normal" officeooo:rsid="0280f90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9" style:family="text">
      <style:text-properties style:font-name="Times New Roman1" fo:font-size="12pt" fo:font-style="normal" fo:font-weight="normal" officeooo:rsid="0253788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0" style:family="text">
      <style:text-properties style:font-name="Times New Roman1" fo:font-size="12pt" fo:font-style="normal" fo:font-weight="normal" officeooo:rsid="0286934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1" style:family="text">
      <style:text-properties style:font-name="Times New Roman1" fo:font-size="12pt" fo:font-style="normal" fo:font-weight="normal" officeooo:rsid="02c0108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2" style:family="text">
      <style:text-properties style:font-name="Times New Roman1" fo:font-size="12pt" fo:font-style="normal" fo:font-weight="normal" officeooo:rsid="02c15ec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3" style:family="text">
      <style:text-properties style:font-name="Times New Roman1" fo:font-size="12pt" fo:font-style="normal" fo:font-weight="normal" officeooo:rsid="02c2d8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4" style:family="text">
      <style:text-properties style:font-name="Times New Roman1" fo:font-size="12pt" fo:font-style="normal" fo:font-weight="normal" officeooo:rsid="02c8241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font-name="Times New Roman1" fo:font-size="12pt" fo:font-style="normal" fo:font-weight="normal" officeooo:rsid="02d71cf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font-name="Times New Roman1" fo:font-size="12pt" fo:font-style="normal" fo:font-weight="normal" officeooo:rsid="02d85d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font-name="Times New Roman1" fo:font-size="12pt" fo:font-style="normal" fo:font-weight="normal" officeooo:rsid="02dbcf4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font-name="Times New Roman1" fo:font-size="12pt" fo:font-style="normal" fo:font-weight="normal" officeooo:rsid="02de67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9" style:family="text">
      <style:text-properties style:font-name="Times New Roman1" fo:font-size="12pt" fo:font-style="normal" fo:font-weight="normal" officeooo:rsid="02e21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0" style:family="text">
      <style:text-properties style:font-name="Times New Roman1" fo:font-size="12pt" fo:font-style="normal" fo:font-weight="normal" officeooo:rsid="02f3d0e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1" style:family="text">
      <style:text-properties style:font-name="Times New Roman1" fo:font-size="12pt" fo:font-style="normal" fo:font-weight="normal" officeooo:rsid="02f457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2" style:family="text">
      <style:text-properties style:font-name="Times New Roman1" fo:font-size="12pt" fo:font-style="normal" fo:font-weight="normal" officeooo:rsid="02f53ce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3" style:family="text">
      <style:text-properties style:font-name="Times New Roman1" fo:font-size="12pt" fo:font-style="normal" fo:font-weight="normal" officeooo:rsid="02f5bb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4" style:family="text">
      <style:text-properties style:font-name="Times New Roman1" fo:font-size="12pt" fo:font-style="normal" fo:font-weight="normal" officeooo:rsid="02f671c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5" style:family="text">
      <style:text-properties style:font-name="Times New Roman1" fo:font-size="12pt" fo:font-style="normal" fo:font-weight="normal" officeooo:rsid="02f83f7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6" style:family="text">
      <style:text-properties style:font-name="Times New Roman1" fo:font-size="12pt" fo:font-style="normal" fo:font-weight="normal" officeooo:rsid="02f9f91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7" style:family="text">
      <style:text-properties style:font-name="Times New Roman1" fo:font-size="12pt" fo:font-style="normal" fo:font-weight="normal" officeooo:rsid="02fa138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8" style:family="text">
      <style:text-properties style:font-name="Times New Roman1" fo:font-size="12pt" fo:font-style="normal" fo:font-weight="normal" officeooo:rsid="02fcef4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9" style:family="text">
      <style:text-properties style:font-name="Times New Roman1" fo:font-size="12pt" fo:font-style="normal" fo:font-weight="normal" officeooo:rsid="02fdcb9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0" style:family="text">
      <style:text-properties style:font-name="Times New Roman1" fo:font-size="12pt" fo:font-style="normal" fo:font-weight="normal" officeooo:rsid="030005a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1" style:family="text">
      <style:text-properties style:font-name="Times New Roman1" fo:font-size="12pt" fo:font-style="normal" fo:font-weight="normal" officeooo:rsid="030005a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2" style:family="text">
      <style:text-properties style:font-name="Times New Roman1" fo:font-size="12pt" fo:font-style="normal" fo:font-weight="normal" officeooo:rsid="0300a4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3" style:family="text">
      <style:text-properties style:font-name="Times New Roman1" fo:font-size="12pt" fo:font-style="normal" fo:font-weight="normal" officeooo:rsid="0300a4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4" style:family="text">
      <style:text-properties style:font-name="Times New Roman1" fo:font-size="12pt"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5" style:family="text">
      <style:text-properties style:font-name="Times New Roman1" fo:font-size="12pt"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6" style:family="text">
      <style:text-properties style:font-name="Times New Roman1" fo:font-size="12pt" fo:font-style="normal" fo:font-weight="normal" officeooo:rsid="0304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7" style:family="text">
      <style:text-properties style:font-name="Times New Roman1" fo:font-size="12pt" fo:font-style="normal"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8" style:family="text">
      <style:text-properties style:font-name="Times New Roman1" fo:font-size="12pt" fo:font-style="normal" fo:font-weight="normal" officeooo:rsid="022607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9" style:family="text">
      <style:text-properties style:font-name="Times New Roman1" fo:font-size="12pt" fo:font-style="normal" fo:font-weight="normal" officeooo:rsid="02aebad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0" style:family="text">
      <style:text-properties style:font-name="Times New Roman1" fo:font-size="12pt" fo:font-style="normal" fo:font-weight="normal" officeooo:rsid="02401e0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1" style:family="text">
      <style:text-properties style:font-name="Times New Roman1" fo:font-size="12pt"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2" style:family="text">
      <style:text-properties style:font-name="Times New Roman1" fo:font-size="12pt" fo:font-style="normal" fo:font-weight="normal" officeooo:rsid="0225dc2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3" style:family="text">
      <style:text-properties style:font-name="Times New Roman1" fo:font-size="12pt" fo:font-style="normal" fo:font-weight="normal" officeooo:rsid="017f7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4" style:family="text">
      <style:text-properties style:font-name="Times New Roman1" fo:font-size="12pt" fo:font-style="normal" fo:font-weight="normal" officeooo:rsid="017cadd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5" style:family="text">
      <style:text-properties style:font-name="Times New Roman1" fo:font-size="12pt" fo:font-style="normal" fo:font-weight="normal" officeooo:rsid="0304fd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6" style:family="text">
      <style:text-properties style:font-name="Times New Roman1" fo:font-size="12pt" fo:font-style="normal" fo:font-weight="normal" officeooo:rsid="03063b7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7" style:family="text">
      <style:text-properties style:font-name="Times New Roman1" fo:font-size="12pt" fo:font-style="normal" fo:font-weight="normal" officeooo:rsid="03063b7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8" style:family="text">
      <style:text-properties style:font-name="Times New Roman1" fo:font-size="12pt" fo:font-style="normal" fo:font-weight="normal" officeooo:rsid="0306b6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9" style:family="text">
      <style:text-properties style:font-name="Times New Roman1" fo:font-size="12pt" fo:font-style="normal" fo:font-weight="normal" officeooo:rsid="0306b6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0" style:family="text">
      <style:text-properties style:font-name="Times New Roman1" fo:font-size="12pt" fo:font-style="normal" fo:font-weight="normal" officeooo:rsid="03085e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1" style:family="text">
      <style:text-properties style:font-name="Times New Roman1" fo:font-size="12pt" fo:font-style="normal" fo:font-weight="normal" officeooo:rsid="0309804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2" style:family="text">
      <style:text-properties style:font-name="Times New Roman1" fo:font-size="12pt" fo:font-style="normal" fo:font-weight="normal" officeooo:rsid="0309c9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3" style:family="text">
      <style:text-properties style:font-name="Times New Roman1" fo:font-size="12pt" fo:font-style="normal" fo:font-weight="normal" officeooo:rsid="0309c9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4" style:family="text">
      <style:text-properties style:font-name="Times New Roman1" fo:font-size="12pt" fo:font-style="normal" fo:font-weight="normal" officeooo:rsid="0309ddd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5" style:family="text">
      <style:text-properties style:font-name="Times New Roman1" fo:font-size="12pt" fo:font-style="normal" fo:font-weight="normal" officeooo:rsid="030c873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6" style:family="text">
      <style:text-properties style:font-name="Times New Roman1" fo:font-size="12pt" fo:font-style="normal" fo:font-weight="normal" officeooo:rsid="030d538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7" style:family="text">
      <style:text-properties style:font-name="Times New Roman1" fo:font-size="12pt" fo:font-style="normal" fo:font-weight="normal" officeooo:rsid="030e0d7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8" style:family="text">
      <style:text-properties style:font-name="Times New Roman1" fo:font-size="12pt" fo:font-style="normal" fo:font-weight="normal" officeooo:rsid="030f72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9" style:family="text">
      <style:text-properties style:font-name="Times New Roman1" fo:font-size="12pt" fo:font-style="normal" fo:font-weight="normal" officeooo:rsid="030f72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0" style:family="text">
      <style:text-properties style:font-name="Times New Roman1" fo:font-size="12pt" fo:font-style="normal" fo:font-weight="normal" officeooo:rsid="030f72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1" style:family="text">
      <style:text-properties style:font-name="Times New Roman1" fo:font-size="12pt" fo:font-style="normal" fo:font-weight="normal" officeooo:rsid="0312342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2" style:family="text">
      <style:text-properties style:font-name="Times New Roman1" fo:font-size="12pt" fo:font-style="normal" fo:font-weight="normal" officeooo:rsid="03132be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3" style:family="text">
      <style:text-properties style:font-name="Times New Roman1" fo:font-size="12pt" fo:font-style="normal" fo:font-weight="normal" officeooo:rsid="031502a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4" style:family="text">
      <style:text-properties style:font-name="Times New Roman1" fo:font-size="12pt" fo:font-style="normal" fo:font-weight="normal" officeooo:rsid="031621d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5" style:family="text">
      <style:text-properties style:font-name="Times New Roman1" fo:font-size="12pt" fo:font-style="normal" fo:font-weight="normal" officeooo:rsid="031621d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6" style:family="text">
      <style:text-properties style:font-name="Times New Roman1" fo:font-size="12pt" fo:font-style="normal" fo:font-weight="normal" officeooo:rsid="0316ae1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7" style:family="text">
      <style:text-properties style:font-name="Times New Roman1" fo:font-size="12pt" fo:font-style="normal" fo:font-weight="normal" officeooo:rsid="0317874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8" style:family="text">
      <style:text-properties style:font-name="Times New Roman1" fo:font-size="12pt" fo:font-style="normal" fo:font-weight="normal" officeooo:rsid="0317874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9" style:family="text">
      <style:text-properties style:font-name="Times New Roman1" fo:font-size="12pt" fo:font-style="normal" fo:font-weight="normal" officeooo:rsid="03191b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0" style:family="text">
      <style:text-properties style:font-name="Times New Roman1" fo:font-size="12pt" fo:font-style="normal" fo:font-weight="normal" officeooo:rsid="031b5b5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1" style:family="text">
      <style:text-properties style:font-name="Times New Roman1" fo:font-size="12pt" fo:font-style="normal" fo:font-weight="normal" officeooo:rsid="031c509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2" style:family="text">
      <style:text-properties style:font-name="Times New Roman1" fo:font-size="12pt" fo:font-style="normal" fo:font-weight="normal" officeooo:rsid="0319b34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3" style:family="text">
      <style:text-properties style:font-name="Times New Roman1" fo:font-size="12pt" fo:font-style="normal" fo:font-weight="normal" officeooo:rsid="0322d98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4" style:family="text">
      <style:text-properties style:font-name="Times New Roman1" fo:font-size="12pt" fo:font-style="normal" fo:font-weight="normal" officeooo:rsid="0322f3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5" style:family="text">
      <style:text-properties style:font-name="Times New Roman1" fo:font-size="12pt" fo:font-style="normal" fo:font-weight="normal" officeooo:rsid="032650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6" style:family="text">
      <style:text-properties style:font-name="Times New Roman1" fo:font-size="12pt" fo:font-style="normal" fo:font-weight="normal" officeooo:rsid="032861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7" style:family="text">
      <style:text-properties style:font-name="Times New Roman1" fo:font-size="12pt" fo:font-style="normal" fo:font-weight="normal" officeooo:rsid="032f4f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8" style:family="text">
      <style:text-properties style:font-name="Times New Roman1" fo:font-size="12pt" fo:font-style="normal" fo:font-weight="normal" officeooo:rsid="03306c9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9" style:family="text">
      <style:text-properties style:font-name="Times New Roman1" fo:font-size="12pt" fo:font-style="normal" fo:font-weight="normal" officeooo:rsid="0331f4e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0" style:family="text">
      <style:text-properties style:font-name="Times New Roman1" fo:font-size="12pt" fo:font-style="normal" fo:font-weight="normal" officeooo:rsid="03324a9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1" style:family="text">
      <style:text-properties style:font-name="Times New Roman1" fo:font-size="12pt" fo:font-style="normal" fo:font-weight="normal" officeooo:rsid="03334b9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2" style:family="text">
      <style:text-properties style:font-name="Times New Roman1" fo:font-size="12pt" fo:font-style="normal" fo:font-weight="normal" officeooo:rsid="03338ae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3" style:family="text">
      <style:text-properties style:font-name="Times New Roman1" fo:font-size="12pt" fo:font-style="normal" fo:font-weight="normal" officeooo:rsid="03338ae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4" style:family="text">
      <style:text-properties style:font-name="Times New Roman1" fo:font-size="12pt" fo:font-style="normal" fo:font-weight="normal" officeooo:rsid="0333c18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5" style:family="text">
      <style:text-properties style:font-name="Times New Roman1" fo:font-size="12pt" fo:font-style="normal" fo:font-weight="normal" officeooo:rsid="0333c18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6" style:family="text">
      <style:text-properties style:font-name="Times New Roman1" fo:font-size="12pt" fo:font-style="normal" fo:font-weight="normal" officeooo:rsid="0336236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7" style:family="text">
      <style:text-properties style:font-name="Times New Roman1" fo:font-size="12pt" fo:font-style="normal" fo:font-weight="normal" officeooo:rsid="033871b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8" style:family="text">
      <style:text-properties style:font-name="Times New Roman1" fo:font-size="12pt" fo:font-style="normal" fo:font-weight="normal" officeooo:rsid="033871b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9" style:family="text">
      <style:text-properties style:font-name="Times New Roman1" fo:font-size="12pt" fo:font-style="normal" fo:font-weight="normal" officeooo:rsid="033af5b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00" style:family="text">
      <style:text-properties style:font-name="Times New Roman1" fo:font-size="12pt" fo:font-style="normal" fo:font-weight="normal" officeooo:rsid="02c0820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01" style:family="text">
      <style:text-properties style:font-name="Times New Roman1" fo:font-size="12pt" fo:font-style="normal" fo:font-weight="normal" officeooo:rsid="02f2891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02" style:family="text">
      <style:text-properties style:font-name="Times New Roman1" fo:font-size="12pt" fo:font-style="normal" fo:font-weight="normal" officeooo:rsid="0333c186" fo:background-color="#fff200" loext:char-shading-value="0" style:font-size-asian="12pt" style:font-style-asian="normal" style:font-weight-asian="normal" style:font-name-complex="Times New Roman1" style:font-size-complex="12pt" style:font-style-complex="normal" style:font-weight-complex="normal"/>
    </style:style>
    <style:style style:name="T203" style:family="text">
      <style:text-properties style:font-name="Times New Roman1" fo:font-size="12pt" fo:font-style="normal" fo:font-weight="normal" officeooo:rsid="0333c186" fo:background-color="#fff200" loext:char-shading-value="0" style:font-size-asian="12pt" style:font-style-asian="normal" style:font-weight-asian="normal" style:font-name-complex="Times New Roman1" style:font-size-complex="12pt" style:font-style-complex="normal" style:font-weight-complex="normal"/>
    </style:style>
    <style:style style:name="T204" style:family="text">
      <style:text-properties style:font-name="Times New Roman1" fo:font-size="12pt" fo:font-style="normal" fo:font-weight="normal" officeooo:rsid="0309c9ca" fo:background-color="#fff200" loext:char-shading-value="0" style:font-size-asian="12pt" style:font-style-asian="normal" style:font-weight-asian="normal" style:font-name-complex="Times New Roman1" style:font-size-complex="12pt" style:font-style-complex="normal" style:font-weight-complex="normal"/>
    </style:style>
    <style:style style:name="T205" style:family="text">
      <style:text-properties style:font-name="Times New Roman1" fo:font-size="12pt" fo:font-style="normal" fo:font-weight="normal" officeooo:rsid="0309c9ca" fo:background-color="#fff200" loext:char-shading-value="0" style:font-size-asian="12pt" style:font-style-asian="normal" style:font-weight-asian="normal" style:font-name-complex="Times New Roman1" style:font-size-complex="12pt" style:font-style-complex="normal" style:font-weight-complex="normal"/>
    </style:style>
    <style:style style:name="T206" style:family="text">
      <style:text-properties style:font-name="Times New Roman1" fo:font-size="12pt" fo:font-style="normal" fo:font-weight="normal" officeooo:rsid="03362364" fo:background-color="#fff200" loext:char-shading-value="0" style:font-size-asian="12pt" style:font-style-asian="normal" style:font-weight-asian="normal" style:font-name-complex="Times New Roman1" style:font-size-complex="12pt" style:font-style-complex="normal" style:font-weight-complex="normal"/>
    </style:style>
    <style:style style:name="T207" style:family="text">
      <style:text-properties style:font-name="Times New Roman1" fo:font-size="12pt" fo:font-style="normal" fo:font-weight="normal" officeooo:rsid="03362364" fo:background-color="#fff200" loext:char-shading-value="0" style:font-size-asian="12pt" style:font-style-asian="normal" style:font-weight-asian="normal" style:font-name-complex="Times New Roman1" style:font-size-complex="12pt" style:font-style-complex="normal" style:font-weight-complex="normal"/>
    </style:style>
    <style:style style:name="T208" style:family="text">
      <style:text-properties style:font-name="Times New Roman1" fo:font-size="12pt" fo:font-style="normal" fo:font-weight="normal" officeooo:rsid="0338056e" fo:background-color="#fff200" loext:char-shading-value="0" style:font-size-asian="12pt" style:font-style-asian="normal" style:font-weight-asian="normal" style:font-name-complex="Times New Roman1" style:font-size-complex="12pt" style:font-style-complex="normal" style:font-weight-complex="normal"/>
    </style:style>
    <style:style style:name="T209" style:family="text">
      <style:text-properties style:font-name="Times New Roman1" fo:font-size="12pt" fo:font-style="normal" fo:font-weight="normal" officeooo:rsid="033871be" fo:background-color="#fff200" loext:char-shading-value="0" style:font-size-asian="12pt" style:font-style-asian="normal" style:font-weight-asian="normal" style:font-name-complex="Times New Roman1" style:font-size-complex="12pt" style:font-style-complex="normal" style:font-weight-complex="normal"/>
    </style:style>
    <style:style style:name="T210" style:family="text">
      <style:text-properties style:font-name="Times New Roman1" fo:font-size="12pt" fo:font-style="normal" style:font-size-asian="12pt" style:font-style-asian="normal" style:font-name-complex="Times New Roman1" style:font-size-complex="12pt" style:font-style-complex="normal"/>
    </style:style>
    <style:style style:name="T211" style:family="text">
      <style:text-properties style:font-name="Times New Roman1" fo:font-size="12pt" fo:font-style="normal" fo:background-color="transparent" loext:char-shading-value="0" style:font-size-asian="12pt" style:font-style-asian="normal" style:font-name-complex="Times New Roman1" style:font-size-complex="12pt" style:font-style-complex="normal"/>
    </style:style>
    <style:style style:name="T212" style:family="text">
      <style:text-properties style:font-name="Times New Roman1" fo:font-size="12pt" fo:font-style="normal" officeooo:rsid="022341cd" fo:background-color="transparent" loext:char-shading-value="0" style:font-size-asian="12pt" style:font-style-asian="normal" style:font-name-complex="Times New Roman1" style:font-size-complex="12pt" style:font-style-complex="normal"/>
    </style:style>
    <style:style style:name="T213" style:family="text">
      <style:text-properties style:font-name="Times New Roman1" fo:font-size="12pt" fo:font-style="italic" fo:font-weight="bold" style:font-size-asian="12pt" style:font-style-asian="italic" style:font-weight-asian="bold" style:font-name-complex="Times New Roman1" style:font-size-complex="12pt" style:font-style-complex="italic" style:font-weight-complex="bold"/>
    </style:style>
    <style:style style:name="T214" style:family="text">
      <style:text-properties style:font-name="Times New Roman1"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215" style:family="text">
      <style:text-properties style:font-name="Times New Roman1" fo:font-size="12pt" fo:font-style="italic" style:font-size-asian="12pt" style:font-style-asian="italic" style:font-name-complex="Times New Roman1" style:font-size-complex="12pt" style:font-style-complex="italic"/>
    </style:style>
    <style:style style:name="T216" style:family="text">
      <style:text-properties style:font-name="Times New Roman1" fo:font-size="12pt" fo:font-style="italic" fo:background-color="#ffff00" loext:char-shading-value="0" style:font-size-asian="12pt" style:font-style-asian="italic" style:font-name-complex="Times New Roman1" style:font-size-complex="12pt" style:font-style-complex="italic"/>
    </style:style>
    <style:style style:name="T217" style:family="text">
      <style:text-properties style:font-name="Times New Roman1" fo:font-size="12pt" style:font-size-asian="12pt" style:font-name-complex="Times New Roman1" style:font-size-complex="12pt"/>
    </style:style>
    <style:style style:name="T218" style:family="text">
      <style:text-properties style:font-name="Times New Roman1" fo:font-size="12pt" officeooo:rsid="01579361" style:font-size-asian="12pt" style:font-name-complex="Times New Roman1" style:font-size-complex="12pt"/>
    </style:style>
    <style:style style:name="T219" style:family="text">
      <style:text-properties style:font-name="Times New Roman1" fo:font-size="12pt" officeooo:rsid="022341cd" style:font-size-asian="12pt" style:font-name-complex="Times New Roman1" style:font-size-complex="12pt"/>
    </style:style>
    <style:style style:name="T220" style:family="text">
      <style:text-properties style:font-name="Times New Roman1" fo:font-size="12pt" fo:background-color="#ffff00" loext:char-shading-value="0" style:font-size-asian="12pt" style:font-name-complex="Times New Roman1" style:font-size-complex="12pt"/>
    </style:style>
    <style:style style:name="T221" style:family="text">
      <style:text-properties style:font-name="Times New Roman1" fo:font-size="12pt" officeooo:rsid="0161161a" fo:background-color="transparent" loext:char-shading-value="0" style:font-size-asian="12pt" style:font-name-complex="Times New Roman1" style:font-size-complex="12pt"/>
    </style:style>
    <style:style style:name="T222" style:family="text">
      <style:text-properties style:font-name="Times New Roman1" fo:font-size="12pt" officeooo:rsid="032b9598" fo:background-color="transparent" loext:char-shading-value="0" style:font-size-asian="12pt" style:font-name-complex="Times New Roman1" style:font-size-complex="12pt"/>
    </style:style>
    <style:style style:name="T223" style:family="text">
      <style:text-properties style:font-name="Times New Roman1" fo:font-size="12pt" fo:background-color="#ffffff" loext:char-shading-value="0" style:font-size-asian="12pt" style:font-name-complex="Times New Roman1" style:font-size-complex="12pt"/>
    </style:style>
    <style:style style:name="T224" style:family="text">
      <style:text-properties style:font-name="Times New Roman1" fo:font-size="12pt" officeooo:rsid="0333c186" fo:background-color="#fff200" loext:char-shading-value="0" style:font-size-asian="12pt" style:font-style-asian="normal" style:font-weight-asian="normal" style:font-name-complex="Times New Roman1" style:font-size-complex="12pt" style:font-style-complex="normal" style:font-weight-complex="normal"/>
    </style:style>
    <style:style style:name="T225" style:family="text">
      <style:text-properties style:use-window-font-color="true" style:font-name="Times New Roman1" fo:font-size="12pt" fo:language="en" fo:country="GB" fo:font-weight="normal" style:font-size-asian="12pt" style:font-weight-asian="normal" style:font-name-complex="Times New Roman1" style:font-size-complex="12pt" style:font-weight-complex="normal"/>
    </style:style>
    <style:style style:name="T226" style:family="text">
      <style:text-properties style:use-window-font-color="true" style:font-name="Times New Roman1" fo:font-size="12pt" fo:language="en" fo:country="GB" fo:font-style="normal" fo:font-weight="normal" officeooo:rsid="013e7b6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7" style:family="text">
      <style:text-properties style:use-window-font-color="true" style:font-name="Times New Roman1" fo:font-size="12pt" fo:language="en" fo:country="GB"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8" style:family="text">
      <style:text-properties style:use-window-font-color="true" style:font-name="Times New Roman1" fo:font-size="12pt" fo:language="en" fo:country="GB" fo:font-style="normal" fo:font-weight="normal" officeooo:rsid="02c2d8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9" style:family="text">
      <style:text-properties style:use-window-font-color="true" style:font-name="Times New Roman1" fo:font-size="12pt" fo:language="en" fo:country="GB"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0" style:family="text">
      <style:text-properties style:use-window-font-color="true" style:font-name="Times New Roman1" fo:font-size="12pt" fo:language="en" fo:country="GB" fo:font-style="normal"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1" style:family="text">
      <style:text-properties style:use-window-font-color="true" style:font-name="Times New Roman1" fo:font-size="12pt" fo:language="en" fo:country="GB" fo:font-style="normal" fo:font-weight="normal" officeooo:rsid="0304fd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2" style:family="text">
      <style:text-properties style:use-window-font-color="true" style:font-name="Times New Roman1" fo:font-size="12pt" fo:language="en" fo:country="GB" fo:font-style="normal" fo:font-weight="normal" officeooo:rsid="0189061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3" style:family="text">
      <style:text-properties style:use-window-font-color="true" style:font-name="Times New Roman1" fo:font-size="12pt" fo:language="en" fo:country="GB" fo:font-style="normal" fo:font-weight="normal" officeooo:rsid="0111dc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4" style:family="text">
      <style:text-properties style:use-window-font-color="true" style:font-name="Times New Roman1" fo:font-size="12pt" fo:language="en" fo:country="GB"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5" style:family="text">
      <style:text-properties style:use-window-font-color="true" style:font-name="Times New Roman1" fo:font-size="12pt" fo:language="en" fo:country="GB"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6" style:family="text">
      <style:text-properties style:use-window-font-color="true" style:font-name="Times New Roman1" fo:font-size="12pt" fo:language="en" fo:country="GB" fo:font-style="normal" fo:font-weight="normal" officeooo:rsid="0269ee2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7" style:family="text">
      <style:text-properties style:use-window-font-color="true" style:font-name="Times New Roman1" fo:font-size="12pt" fo:language="en" fo:country="GB" fo:font-style="normal" fo:font-weight="normal" officeooo:rsid="031c509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8" style:family="text">
      <style:text-properties style:use-window-font-color="true" style:font-name="Times New Roman1" fo:font-size="12pt" fo:language="en" fo:country="GB" fo:font-style="normal" fo:font-weight="normal" officeooo:rsid="026ef70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9" style:family="text">
      <style:text-properties style:use-window-font-color="true" style:font-name="Times New Roman1" fo:font-size="12pt" fo:language="en" fo:country="GB" fo:font-style="normal" fo:font-weight="normal" officeooo:rsid="031dd3c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0" style:family="text">
      <style:text-properties style:use-window-font-color="true" style:font-name="Times New Roman1" fo:font-size="12pt" fo:language="en" fo:country="GB" fo:font-style="normal" fo:font-weight="normal" officeooo:rsid="0323784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1" style:family="text">
      <style:text-properties style:use-window-font-color="true" style:font-name="Times New Roman1" fo:font-size="12pt" fo:language="en" fo:country="GB" fo:font-style="normal" style:text-underline-style="none"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2" style:family="text">
      <style:text-properties style:use-window-font-color="true" style:font-name="Times New Roman1" fo:font-size="12pt" fo:font-style="normal" fo:font-weight="normal" officeooo:rsid="000cf6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3" style:family="text">
      <style:text-properties style:use-window-font-color="true" style:font-name="Times New Roman1" fo:font-size="12pt" fo:font-style="normal" fo:font-weight="normal" officeooo:rsid="020a4bb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4" style:family="text">
      <style:text-properties style:use-window-font-color="true" style:font-name="Times New Roman1" fo:font-size="12pt" fo:font-style="normal" fo:font-weight="normal" officeooo:rsid="020acad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5" style:family="text">
      <style:text-properties style:use-window-font-color="true" style:font-name="Times New Roman1" fo:font-size="12pt" fo:font-style="normal" fo:font-weight="normal" officeooo:rsid="000c154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6" style:family="text">
      <style:text-properties style:use-window-font-color="true" style:font-name="Times New Roman1" fo:font-size="12pt" fo:font-style="normal" fo:font-weight="normal" officeooo:rsid="02850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7" style:family="text">
      <style:text-properties style:use-window-font-color="true" style:font-name="Times New Roman1" fo:font-size="12pt" fo:font-style="normal" fo:font-weight="normal" officeooo:rsid="0286934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8" style:family="text">
      <style:text-properties style:use-window-font-color="true" style:font-name="Times New Roman1" fo:font-size="12pt" fo:font-style="normal" fo:font-weight="normal" officeooo:rsid="02e44d7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9" style:family="text">
      <style:text-properties style:use-window-font-color="true" style:font-name="Times New Roman1" fo:font-size="12pt" fo:font-weight="normal" officeooo:rsid="027d6164" fo:background-color="transparent" loext:char-shading-value="0" style:font-size-asian="12pt" style:font-weight-asian="normal" style:font-name-complex="Times New Roman1" style:font-size-complex="12pt" style:font-weight-complex="normal"/>
    </style:style>
    <style:style style:name="T250" style:family="text">
      <style:text-properties style:use-window-font-color="true"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251" style:family="text">
      <style:text-properties style:use-window-font-color="true" style:font-name="Times New Roman1" fo:font-size="12pt" fo:font-weight="normal" officeooo:rsid="01d14f0f" fo:background-color="transparent" loext:char-shading-value="0" style:font-size-asian="12pt" style:font-weight-asian="normal" style:font-name-complex="Times New Roman1" style:font-size-complex="12pt" style:font-weight-complex="normal"/>
    </style:style>
    <style:style style:name="T252" style:family="text">
      <style:text-properties style:use-window-font-color="true" style:font-name="Times New Roman1" fo:font-size="12pt" fo:font-weight="normal" officeooo:rsid="02e21480" fo:background-color="transparent" loext:char-shading-value="0" style:font-size-asian="12pt" style:font-weight-asian="normal" style:font-name-complex="Times New Roman1" style:font-size-complex="12pt" style:font-weight-complex="normal"/>
    </style:style>
    <style:style style:name="T253" style:family="text">
      <style:text-properties style:use-window-font-color="true" style:font-name="Times New Roman1" fo:font-size="12pt" fo:font-weight="normal" officeooo:rsid="0321a8f9" fo:background-color="transparent" loext:char-shading-value="0" style:font-size-asian="12pt" style:font-weight-asian="normal" style:font-name-complex="Times New Roman1" style:font-size-complex="12pt" style:font-weight-complex="normal"/>
    </style:style>
    <style:style style:name="T254" style:family="text">
      <style:text-properties style:use-window-font-color="true" style:font-name="Times New Roman1" fo:font-size="12pt" fo:font-style="italic" fo:font-weight="normal" officeooo:rsid="020acade" fo:background-color="transparent" loext:char-shading-value="0" style:font-size-asian="12pt" style:font-style-asian="italic" style:font-weight-asian="normal" style:font-name-complex="Times New Roman1" style:font-size-complex="12pt" style:font-style-complex="italic" style:font-weight-complex="normal"/>
    </style:style>
    <style:style style:name="T255" style:family="text">
      <style:text-properties style:use-window-font-color="true" style:font-name="Times New Roman1" fo:language="en" fo:country="GB" style:font-name-complex="Times New Roman1"/>
    </style:style>
    <style:style style:name="T256" style:family="text">
      <style:text-properties style:use-window-font-color="true" style:font-name="Times New Roman1" fo:language="en" fo:country="GB" fo:font-weight="bold" style:font-weight-asian="bold" style:font-name-complex="Times New Roman1" style:font-weight-complex="bold"/>
    </style:style>
    <style:style style:name="T257" style:family="text">
      <style:text-properties style:use-window-font-color="true" style:font-name="Times New Roman1" fo:language="en" fo:country="GB" fo:font-weight="bold" officeooo:rsid="01301b73" style:font-weight-asian="bold" style:font-name-complex="Times New Roman1" style:font-weight-complex="bold"/>
    </style:style>
    <style:style style:name="T258" style:family="text">
      <style:text-properties style:use-window-font-color="true" style:text-position="super 58%" style:font-name="Times New Roman1" fo:language="en" fo:country="GB" style:font-name-complex="Times New Roman1"/>
    </style:style>
    <style:style style:name="T259" style:family="text">
      <style:text-properties style:use-window-font-color="true" style:text-position="super 58%" style:font-name="Times New Roman1" fo:font-size="12pt" fo:language="en" fo:country="GB" fo:font-weight="normal" style:font-size-asian="12pt" style:font-weight-asian="normal" style:font-name-complex="Times New Roman1" style:font-size-complex="12pt" style:font-weight-complex="normal"/>
    </style:style>
    <style:style style:name="T260" style:family="text">
      <style:text-properties style:use-window-font-color="true" style:font-name="Times New Roman" fo:font-size="12pt" fo:language="en" fo:country="GB" fo:font-style="normal" fo:font-weight="normal" officeooo:rsid="031c509c"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61" style:family="text">
      <style:text-properties style:use-window-font-color="true" style:font-name="Times New Roman" fo:font-size="12pt" fo:language="en" fo:country="GB" fo:font-style="normal" fo:font-weight="normal" officeooo:rsid="0111dc15"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62" style:family="text">
      <style:text-properties officeooo:rsid="00b86324"/>
    </style:style>
    <style:style style:name="T263" style:family="text">
      <style:text-properties officeooo:rsid="00dc5615"/>
    </style:style>
    <style:style style:name="T264" style:family="text">
      <style:text-properties fo:font-variant="normal" fo:text-transform="none" style:text-position="0% 100%" style:font-name="Times New Roman1" fo:font-size="12pt" fo:font-style="normal" style:text-underline-style="none" fo:font-weight="normal" officeooo:rsid="02fa1388"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265"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66" style:family="text">
      <style:text-properties fo:font-variant="normal" fo:text-transform="none" style:text-position="0% 100%" style:font-name="Times New Roman1" fo:font-size="12pt" fo:font-style="normal" style:text-underline-style="none" fo:font-weight="normal" officeooo:rsid="007bd1c8" fo:background-color="transparent" loext:char-shading-value="0" style:font-size-asian="12pt" style:font-weight-asian="normal" style:font-name-complex="Times New Roman1" style:font-size-complex="12pt" style:font-weight-complex="normal"/>
    </style:style>
    <style:style style:name="T267" style:family="text">
      <style:text-properties fo:font-variant="normal" fo:text-transform="none" style:text-position="0% 100%" style:font-name="Times New Roman" fo:font-size="12pt" fo:font-style="normal" style:text-underline-style="none" fo:font-weight="normal" officeooo:rsid="0111dc15" fo:background-color="transparent" loext:char-shading-value="0" style:font-size-asian="12pt" style:font-weight-asian="normal" style:font-name-complex="Times New Roman2" style:font-size-complex="12pt" style:font-weight-complex="normal"/>
    </style:style>
    <style:style style:name="T268" style:family="text">
      <style:text-properties fo:font-variant="normal" fo:text-transform="none" style:text-position="0% 100%" fo:font-style="normal" style:text-underline-style="none" fo:font-weight="normal"/>
    </style:style>
    <style:style style:name="T269" style:family="text">
      <style:text-properties officeooo:rsid="0116a26b"/>
    </style:style>
    <style:style style:name="T270" style:family="text">
      <style:text-properties officeooo:rsid="01187aea"/>
    </style:style>
    <style:style style:name="T271" style:family="text">
      <style:text-properties officeooo:rsid="01571f5c"/>
    </style:style>
    <style:style style:name="T272" style:family="text">
      <style:text-properties fo:font-weight="bold" officeooo:rsid="01571f5c" style:font-weight-asian="bold" style:font-weight-complex="bold"/>
    </style:style>
    <style:style style:name="T273" style:family="text">
      <style:text-properties fo:font-weight="bold" officeooo:rsid="02eaa572" style:font-weight-asian="bold" style:font-weight-complex="bold"/>
    </style:style>
    <style:style style:name="T274" style:family="text">
      <style:text-properties fo:font-weight="bold" officeooo:rsid="02e97a23" style:font-weight-asian="bold" style:font-weight-complex="bold"/>
    </style:style>
    <style:style style:name="T275" style:family="text">
      <style:text-properties officeooo:rsid="01579361"/>
    </style:style>
    <style:style style:name="T276" style:family="text">
      <style:text-properties fo:font-style="normal" fo:font-weight="bold" officeooo:rsid="0154a41e" style:font-style-asian="normal" style:font-weight-asian="bold" style:font-style-complex="normal" style:font-weight-complex="bold"/>
    </style:style>
    <style:style style:name="T277" style:family="text">
      <style:text-properties fo:font-style="normal" fo:font-weight="bold" officeooo:rsid="01530b22" style:font-style-asian="normal" style:font-weight-asian="bold" style:font-style-complex="normal" style:font-weight-complex="bold"/>
    </style:style>
    <style:style style:name="T278" style:family="text">
      <style:text-properties fo:font-style="normal" fo:font-weight="bold" officeooo:rsid="010e9cd6" style:font-style-asian="normal" style:font-weight-asian="bold" style:font-style-complex="normal" style:font-weight-complex="bold"/>
    </style:style>
    <style:style style:name="T279" style:family="text">
      <style:text-properties fo:font-style="normal" officeooo:rsid="01530b22" style:font-style-asian="normal" style:font-style-complex="normal"/>
    </style:style>
    <style:style style:name="T280" style:family="text">
      <style:text-properties fo:font-style="normal" officeooo:rsid="016ab60f" style:font-style-asian="normal" style:font-style-complex="normal"/>
    </style:style>
    <style:style style:name="T281" style:family="text">
      <style:text-properties fo:font-style="normal" officeooo:rsid="010e9cd6" style:font-style-asian="normal" style:font-style-complex="normal"/>
    </style:style>
    <style:style style:name="T282" style:family="text">
      <style:text-properties fo:font-style="normal" officeooo:rsid="0154a41e" style:font-style-asian="normal" style:font-style-complex="normal"/>
    </style:style>
    <style:style style:name="T283" style:family="text">
      <style:text-properties officeooo:rsid="016ab60f" fo:background-color="#fff200" loext:char-shading-value="0"/>
    </style:style>
    <style:style style:name="T284" style:family="text">
      <style:text-properties officeooo:rsid="010e9cd6" fo:background-color="#fff200" loext:char-shading-value="0"/>
    </style:style>
    <style:style style:name="T285" style:family="text">
      <style:text-properties officeooo:rsid="01aad0a5" fo:background-color="#fff200" loext:char-shading-value="0"/>
    </style:style>
    <style:style style:name="T286" style:family="text">
      <style:text-properties officeooo:rsid="01d0d75e"/>
    </style:style>
    <style:style style:name="T287" style:family="text">
      <style:text-properties style:font-name="Times New Roman" style:font-name-complex="Times New Roman2"/>
    </style:style>
    <style:style style:name="T288" style:family="text">
      <style:text-properties style:font-name="Times New Roman" officeooo:rsid="0263fe02" style:font-name-complex="Times New Roman2"/>
    </style:style>
    <style:style style:name="T289" style:family="text">
      <style:text-properties style:font-name="Times New Roman" fo:font-size="12pt" fo:font-weight="normal" officeooo:rsid="0111dc15" fo:background-color="transparent" loext:char-shading-value="0" style:font-size-asian="12pt" style:font-weight-asian="normal" style:font-name-complex="Times New Roman2" style:font-size-complex="12pt" style:font-weight-complex="normal"/>
    </style:style>
    <style:style style:name="T290" style:family="text">
      <style:text-properties style:font-name="Times New Roman" fo:font-size="12pt" fo:font-weight="normal" officeooo:rsid="024a3889" fo:background-color="transparent" loext:char-shading-value="0" style:font-size-asian="12pt" style:font-weight-asian="normal" style:font-name-complex="Times New Roman2" style:font-size-complex="12pt" style:font-weight-complex="normal"/>
    </style:style>
    <style:style style:name="T291" style:family="text">
      <style:text-properties style:font-name="Times New Roman" fo:font-size="12pt" fo:font-weight="normal" officeooo:rsid="02964679" fo:background-color="transparent" loext:char-shading-value="0" style:font-size-asian="12pt" style:font-weight-asian="normal" style:font-name-complex="Times New Roman2" style:font-size-complex="12pt" style:font-weight-complex="normal"/>
    </style:style>
    <style:style style:name="T292" style:family="text">
      <style:text-properties style:font-name="Times New Roman" fo:font-size="12pt" fo:font-weight="normal" officeooo:rsid="02973f56" fo:background-color="transparent" loext:char-shading-value="0" style:font-size-asian="12pt" style:font-weight-asian="normal" style:font-name-complex="Times New Roman2" style:font-size-complex="12pt" style:font-weight-complex="normal"/>
    </style:style>
    <style:style style:name="T293" style:family="text">
      <style:text-properties style:font-name="Times New Roman" fo:font-size="12pt" fo:font-weight="normal" officeooo:rsid="029a5a71" fo:background-color="transparent" loext:char-shading-value="0" style:font-size-asian="12pt" style:font-weight-asian="normal" style:font-name-complex="Times New Roman2" style:font-size-complex="12pt" style:font-weight-complex="normal"/>
    </style:style>
    <style:style style:name="T294" style:family="text">
      <style:text-properties style:font-name="Times New Roman" fo:font-size="12pt" fo:font-weight="normal" officeooo:rsid="029d95bb" fo:background-color="transparent" loext:char-shading-value="0" style:font-size-asian="12pt" style:font-weight-asian="normal" style:font-name-complex="Times New Roman2" style:font-size-complex="12pt" style:font-weight-complex="normal"/>
    </style:style>
    <style:style style:name="T295" style:family="text">
      <style:text-properties style:font-name="Times New Roman" fo:font-size="12pt" fo:font-weight="normal" officeooo:rsid="02a40a98" fo:background-color="transparent" loext:char-shading-value="0" style:font-size-asian="12pt" style:font-weight-asian="normal" style:font-name-complex="Times New Roman2" style:font-size-complex="12pt" style:font-weight-complex="normal"/>
    </style:style>
    <style:style style:name="T296" style:family="text">
      <style:text-properties style:font-name="Times New Roman" fo:font-size="12pt" fo:font-weight="normal" officeooo:rsid="02a7b25d" fo:background-color="transparent" loext:char-shading-value="0" style:font-size-asian="12pt" style:font-weight-asian="normal" style:font-name-complex="Times New Roman2" style:font-size-complex="12pt" style:font-weight-complex="normal"/>
    </style:style>
    <style:style style:name="T297" style:family="text">
      <style:text-properties style:font-name="Times New Roman" fo:font-size="12pt" fo:font-weight="normal" officeooo:rsid="02b9d4f3" fo:background-color="transparent" loext:char-shading-value="0" style:font-size-asian="12pt" style:font-weight-asian="normal" style:font-name-complex="Times New Roman2" style:font-size-complex="12pt" style:font-weight-complex="normal"/>
    </style:style>
    <style:style style:name="T298" style:family="text">
      <style:text-properties style:font-name="Times New Roman" fo:font-size="12pt" fo:font-weight="normal" officeooo:rsid="02be2a0b" fo:background-color="transparent" loext:char-shading-value="0" style:font-size-asian="12pt" style:font-weight-asian="normal" style:font-name-complex="Times New Roman2" style:font-size-complex="12pt" style:font-weight-complex="normal"/>
    </style:style>
    <style:style style:name="T299" style:family="text">
      <style:text-properties style:font-name="Times New Roman" fo:font-size="12pt" fo:font-weight="normal" officeooo:rsid="02c01087" fo:background-color="transparent" loext:char-shading-value="0" style:font-size-asian="12pt" style:font-weight-asian="normal" style:font-name-complex="Times New Roman2" style:font-size-complex="12pt" style:font-weight-complex="normal"/>
    </style:style>
    <style:style style:name="T300" style:family="text">
      <style:text-properties style:font-name="Times New Roman" fo:font-size="12pt" fo:font-weight="normal" officeooo:rsid="02cd12f1" fo:background-color="transparent" loext:char-shading-value="0" style:font-size-asian="12pt" style:font-weight-asian="normal" style:font-name-complex="Times New Roman2" style:font-size-complex="12pt" style:font-weight-complex="normal"/>
    </style:style>
    <style:style style:name="T301" style:family="text">
      <style:text-properties style:font-name="Times New Roman" fo:font-size="12pt" fo:font-weight="normal" officeooo:rsid="02d32c3c" fo:background-color="transparent" loext:char-shading-value="0" style:font-size-asian="12pt" style:font-weight-asian="normal" style:font-name-complex="Times New Roman2" style:font-size-complex="12pt" style:font-weight-complex="normal"/>
    </style:style>
    <style:style style:name="T302" style:family="text">
      <style:text-properties style:font-name="Times New Roman" fo:font-size="12pt" fo:font-weight="normal" officeooo:rsid="02d6b93d" fo:background-color="transparent" loext:char-shading-value="0" style:font-size-asian="12pt" style:font-weight-asian="normal" style:font-name-complex="Times New Roman2" style:font-size-complex="12pt" style:font-weight-complex="normal"/>
    </style:style>
    <style:style style:name="T303" style:family="text">
      <style:text-properties style:font-name="Times New Roman" fo:font-size="12pt" fo:font-weight="normal" officeooo:rsid="02d97618" fo:background-color="transparent" loext:char-shading-value="0" style:font-size-asian="12pt" style:font-weight-asian="normal" style:font-name-complex="Times New Roman2" style:font-size-complex="12pt" style:font-weight-complex="normal"/>
    </style:style>
    <style:style style:name="T304" style:family="text">
      <style:text-properties style:font-name="Times New Roman" fo:font-size="12pt" fo:font-weight="normal" officeooo:rsid="02dbcf49" fo:background-color="transparent" loext:char-shading-value="0" style:font-size-asian="12pt" style:font-weight-asian="normal" style:font-name-complex="Times New Roman2" style:font-size-complex="12pt" style:font-weight-complex="normal"/>
    </style:style>
    <style:style style:name="T305" style:family="text">
      <style:text-properties style:font-name="Times New Roman" fo:font-size="12pt" fo:font-weight="normal" officeooo:rsid="02dfbd13" fo:background-color="transparent" loext:char-shading-value="0" style:font-size-asian="12pt" style:font-weight-asian="normal" style:font-name-complex="Times New Roman2" style:font-size-complex="12pt" style:font-weight-complex="normal"/>
    </style:style>
    <style:style style:name="T306" style:family="text">
      <style:text-properties style:font-name="Times New Roman" fo:font-size="12pt" fo:font-weight="normal" officeooo:rsid="02ecf4d4" fo:background-color="transparent" loext:char-shading-value="0" style:font-size-asian="12pt" style:font-weight-asian="normal" style:font-name-complex="Times New Roman2" style:font-size-complex="12pt" style:font-weight-complex="normal"/>
    </style:style>
    <style:style style:name="T307" style:family="text">
      <style:text-properties style:font-name="Times New Roman" fo:font-size="12pt" fo:font-weight="normal" officeooo:rsid="02ee0274" fo:background-color="transparent" loext:char-shading-value="0" style:font-size-asian="12pt" style:font-weight-asian="normal" style:font-name-complex="Times New Roman2" style:font-size-complex="12pt" style:font-weight-complex="normal"/>
    </style:style>
    <style:style style:name="T308" style:family="text">
      <style:text-properties style:font-name="Times New Roman" fo:font-size="12pt" fo:font-weight="normal" officeooo:rsid="02ee3543" fo:background-color="transparent" loext:char-shading-value="0" style:font-size-asian="12pt" style:font-weight-asian="normal" style:font-name-complex="Times New Roman2" style:font-size-complex="12pt" style:font-weight-complex="normal"/>
    </style:style>
    <style:style style:name="T309" style:family="text">
      <style:text-properties style:font-name="Times New Roman" fo:font-size="12pt" fo:font-weight="normal" officeooo:rsid="02ef937b" fo:background-color="transparent" loext:char-shading-value="0" style:font-size-asian="12pt" style:font-weight-asian="normal" style:font-name-complex="Times New Roman2" style:font-size-complex="12pt" style:font-weight-complex="normal"/>
    </style:style>
    <style:style style:name="T310" style:family="text">
      <style:text-properties style:font-name="Times New Roman" fo:font-size="12pt" fo:font-weight="normal" officeooo:rsid="02f0e9b8" fo:background-color="transparent" loext:char-shading-value="0" style:font-size-asian="12pt" style:font-weight-asian="normal" style:font-name-complex="Times New Roman2" style:font-size-complex="12pt" style:font-weight-complex="normal"/>
    </style:style>
    <style:style style:name="T311" style:family="text">
      <style:text-properties style:font-name="Times New Roman" fo:font-size="12pt" fo:font-weight="normal" officeooo:rsid="02f2891f" fo:background-color="transparent" loext:char-shading-value="0" style:font-size-asian="12pt" style:font-weight-asian="normal" style:font-name-complex="Times New Roman2" style:font-size-complex="12pt" style:font-weight-complex="normal"/>
    </style:style>
    <style:style style:name="T312" style:family="text">
      <style:text-properties style:font-name="Times New Roman" fo:font-size="12pt" fo:font-weight="normal" officeooo:rsid="032b9598" fo:background-color="transparent" loext:char-shading-value="0" style:font-size-asian="12pt" style:font-weight-asian="normal" style:font-name-complex="Times New Roman2" style:font-size-complex="12pt" style:font-weight-complex="normal"/>
    </style:style>
    <style:style style:name="T313" style:family="text">
      <style:text-properties style:font-name="Times New Roman" fo:font-size="12pt" fo:font-weight="normal" officeooo:rsid="032dd36e" fo:background-color="transparent" loext:char-shading-value="0" style:font-size-asian="12pt" style:font-weight-asian="normal" style:font-name-complex="Times New Roman2" style:font-size-complex="12pt" style:font-weight-complex="normal"/>
    </style:style>
    <style:style style:name="T314" style:family="text">
      <style:text-properties style:font-name="Times New Roman" fo:font-size="12pt" fo:font-style="normal" fo:font-weight="normal" officeooo:rsid="02d32c3c"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15" style:family="text">
      <style:text-properties style:font-name="Times New Roman" fo:font-size="12pt" fo:font-style="normal" fo:font-weight="normal" officeooo:rsid="029a5a71"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16" style:family="text">
      <style:text-properties style:font-name="Times New Roman" fo:font-size="12pt" fo:font-style="normal" fo:font-weight="normal" officeooo:rsid="02d6b93d"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17" style:family="text">
      <style:text-properties style:font-name="Times New Roman" fo:font-size="12pt" fo:font-style="normal" fo:font-weight="normal" officeooo:rsid="02c0820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18" style:family="text">
      <style:text-properties style:font-name="Times New Roman" fo:font-size="12pt" fo:font-style="normal" fo:font-weight="normal" officeooo:rsid="02d9761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19" style:family="text">
      <style:text-properties style:font-name="Times New Roman" fo:font-size="12pt" fo:font-style="normal" fo:font-weight="normal" officeooo:rsid="02ee0274"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20" style:family="text">
      <style:text-properties style:font-name="Times New Roman" fo:font-size="12pt" fo:font-style="normal" fo:font-weight="normal" officeooo:rsid="032f4fca"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21" style:family="text">
      <style:text-properties style:font-name="Times New Roman" fo:font-size="12pt" fo:font-style="normal" fo:font-weight="normal" officeooo:rsid="01f1d2b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22" style:family="text">
      <style:text-properties style:font-name="Times New Roman" fo:font-size="12pt" fo:font-style="normal" fo:font-weight="normal" officeooo:rsid="01f1d2b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23" style:family="text">
      <style:text-properties style:font-name="Times New Roman" fo:font-size="12pt" fo:font-style="normal" fo:font-weight="normal" officeooo:rsid="0317874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24" style:family="text">
      <style:text-properties style:font-name="Times New Roman" fo:font-size="12pt" fo:font-style="normal" fo:font-weight="normal" officeooo:rsid="0317874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25" style:family="text">
      <style:text-properties officeooo:rsid="025c1be0"/>
    </style:style>
    <style:style style:name="T326" style:family="text">
      <style:text-properties officeooo:rsid="025ddf1c"/>
    </style:style>
    <style:style style:name="T327" style:family="text">
      <style:text-properties officeooo:rsid="02607cfc"/>
    </style:style>
    <style:style style:name="T328" style:family="text">
      <style:text-properties officeooo:rsid="02610df8"/>
    </style:style>
    <style:style style:name="T329" style:family="text">
      <style:text-properties officeooo:rsid="02e97a23"/>
    </style:style>
    <style:style style:name="T330" style:family="text">
      <style:text-properties officeooo:rsid="02eaa572"/>
    </style:style>
    <style:style style:name="T331" style:family="text">
      <style:text-properties fo:background-color="transparent" loext:char-shading-value="0"/>
    </style:style>
    <style:style style:name="T332" style:family="text">
      <style:text-properties officeooo:rsid="0324c7e7"/>
    </style:style>
    <style:style style:name="T333" style:family="text">
      <style:text-properties officeooo:rsid="032ad3e2"/>
    </style:style>
    <style:style style:name="T334" style:family="text">
      <style:text-properties fo:language="en" fo:country="US" style:letter-kerning="false" style:font-name-asian="DejaVu Sans" style:language-asian="en" style:country-asian="US" style:font-name-complex="DejaVu Sans" style:language-complex="en" style:country-complex="US"/>
    </style:style>
    <style:style style:name="T335"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336"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1" style:font-size-complex="12pt" style:language-complex="hi" style:country-complex="IN" style:font-style-complex="italic" style:font-weight-complex="bold" style:text-emphasize="none" style:text-scale="100%"/>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imited effects of <text:span text:style-name="T263">predators</text:span> <text:span text:style-name="T262">and generalist herbivores</text:span> <text:span text:style-name="T263">on plant-herbivore interaction network </text:span>in <text:span text:style-name="T263">early </text:span>tropical secondary fores<text:span text:style-name="T262">t.</text:span></text:p>
      <text:p text:style-name="P11"/>
      <text:p text:style-name="P19"><text:span text:style-name="T288">Piotr </text:span><text:span text:style-name="T287">Szefer, Kenneth Molem, Austin Sau, Martina </text:span><office:annotation office:name="__Annotation__1814_598386190"><dc:creator>Vojtech Novotny</dc:creator><dc:date>2020-11-13T22:03:00</dc:date><loext:sender-initials>VN</loext:sender-initials><text:p><text:span text:style-name="T334">I think we should include Martina on one paper – we do not deal with fungicides but that is because of her analyses…</text:span></text:p></office:annotation><text:span text:style-name="T287">Vasutova</text:span><office:annotation-end office:name="__Annotation__1814_598386190"/><office:annotation office:name="__Annotation__1819_598386190"><dc:creator>Vojtech Novotny</dc:creator><dc:date>2020-11-13T22:04:00</dc:date><loext:sender-initials>VN</loext:sender-initials><text:p><text:span text:style-name="T334">anybody else to suggest?</text:span></text:p></office:annotation><text:span text:style-name="T287"> </text:span><office:annotation-end office:name="__Annotation__1819_598386190"/><text:span text:style-name="T287">&amp; Vojtech Novotny</text:span></text:p>
      <text:p text:style-name="P1"/>
      <text:p text:style-name="P1">Abstract</text:p>
      <text:p text:style-name="P4"><text:tab/></text:p>
      <text:p text:style-name="P6"><text:s text:c="7"/>Character of plant-herbivore interactions networks <text:span text:style-name="T325">may be </text:span>strongly influenced by their predators. However, there are still gaps in our understanding of the feed-backs between trophic level<text:span text:style-name="T333">s</text:span>, and conditions under which <text:span text:style-name="T325">top-down effects occur. This is especially important in the light of new hypotheses that suggest that the outcome of top predators action can be modified by traits of both </text:span>plants <text:span text:style-name="T325">and herbivores</text:span>. </text:p>
      <text:p text:style-name="P5"><text:tab/>Here we present the results of a <text:span text:style-name="T327">replicates exclosure</text:span> experiment where we tested <text:span text:style-name="T326">the </text:span>presence, strength and <text:span text:style-name="T326">the </text:span>character of <text:span text:style-name="T326">interactions between </text:span>predators, herbivorous insects and intermediate <text:span text:style-name="T326">arthropod </text:span>predators <text:span text:style-name="T326">in</text:span> early successional vegetation in <text:span text:style-name="T326">lowland tropical forest in Papua New Guinea</text:span>. <text:span text:style-name="T327">Guided by the predictions of the Tri-Trophic Interaction (TTI) hypothesis we explored whether variation in plant quality and herbivore diet breadth affected changes in abundances of individual morphospecies. </text:span></text:p>
      <text:p text:style-name="P7"><text:tab/>There was a surprisingly limited top-down effect of predators on herbivores and intermediate arthropod predators (IAP) diversity, richness and abundance. Herbivore, and surprisingly also IAP communities, were shaped mainly by the plant community composition. <text:span text:style-name="T328">We found no negative correlation between two guilds of IAPs and come herbivory guilds. We found no evidence for generalist herbivores to be more strongly affected by vertebrate predators, and plant quality did not modify this response as well.</text:span></text:p>
      <text:p text:style-name="P8"><text:span text:style-name="T328"><text:tab/>O</text:span>ur results suggest strong bottom-up control by plants in early successional stages of succession <text:span text:style-name="T286">and possible low impact of vertebrate predators, or alternative energy channels for both vertebrate and invertebrate predators (detritus channels). </text:span></text:p>
      <text:p text:style-name="P2"/>
      <text:p text:style-name="P17"><text:span text:style-name="T70">Key words: </text:span><text:span text:style-name="T1">tri-trophic interactions, plant-arthropod herbivore networks, intermediate predation, succession, interaction networks, top down effects, cascading effects, tropical secondary forest.</text:span></text:p>
      <text:p text:style-name="P3"/>
      <text:p text:style-name="P18"><text:span text:style-name="T71">I</text:span><text:span text:style-name="T72">ntroduction</text:span></text:p>
      <text:p text:style-name="P43"/>
      <text:p text:style-name="P61"><text:span text:style-name="T10">Secondary succession in tropical forest gaps</text:span><text:span text:style-name="T27"> </text:span><text:span text:style-name="T49">is one of the</text:span><text:span text:style-name="T11"> </text:span><text:span text:style-name="T10">main </text:span><text:span text:style-name="T11">hypotheses </text:span><text:span text:style-name="T10">explaining </text:span><text:span text:style-name="T12">hyper-diversity of </text:span><text:span text:style-name="T10">tropical forest </text:span><text:reference-mark-start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10">(Fischer et al., 2016; Gripenberg et al., 2014; Schnitzer and Carson, 2001)</text:span><text:reference-mark-end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221">. </text:span><text:span text:style-name="T222">This</text:span><text:span text:style-name="T291"> </text:span><text:span text:style-name="T34">competitive replacement</text:span><text:span text:style-name="T32"> process </text:span><text:span text:style-name="T62">which </text:span><text:span text:style-name="T29">allows for </text:span><text:span text:style-name="T30">light-demanding s</text:span><text:span text:style-name="T29">pecies to establish themselves </text:span><text:span text:style-name="T47">after</text:span><text:span text:style-name="T45"> a disturbance </text:span><text:span text:style-name="T29">in otherwise impenetrable canopy</text:span><text:span text:style-name="T34"> </text:span><text:span text:style-name="T45">has</text:span><text:span text:style-name="T28"> long-term consequences for </text:span><text:span text:style-name="T33">the forest structure and diversity.</text:span><text:span text:style-name="T29"> </text:span><text:span text:style-name="T45">Even today </text:span><text:span text:style-name="T62">mainly</text:span><text:span text:style-name="T45"> </text:span><text:span text:style-name="T289">competiti</text:span><text:span text:style-name="T306">ve interactions</text:span><text:span text:style-name="T289"> among plant</text:span><text:span text:style-name="T291">s</text:span><text:span text:style-name="T45"> </text:span><text:span text:style-name="T54">are</text:span><text:span text:style-name="T45"> </text:span><text:span text:style-name="T289">assumed </text:span><text:span text:style-name="T301">to structure </text:span><text:span text:style-name="T289">early successional vegetation </text:span><text:span text:style-name="T312">after disturbance</text:span><text:span text:style-name="T31"> </text:span><text:reference-mark-start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267">(Vel</text:span><text:span text:style-name="T268">ázquez and Wiegand, 2020)</text:span><text:reference-mark-end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29">, </text:span><text:span text:style-name="T48">and t</text:span><text:span text:style-name="T301">op-down effects of </text:span><text:span text:style-name="T304">herbivores and their predators</text:span><text:span text:style-name="T301"> on plants</text:span><text:span text:style-name="T35"> have</text:span><text:span text:style-name="T11"> rarely been </text:span><text:span text:style-name="T13">considered</text:span><text:span text:style-name="T11"> </text:span><text:span text:style-name="T63">at this stage of the</text:span><text:span text:style-name="T36"> assembly processes</text:span><text:span text:style-name="T11"> </text:span><text:reference-mark-start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11">(Fischer et al., 2016)</text:span><text:reference-mark-end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11">. </text:span><text:span text:style-name="T55">In contrast, for</text:span><text:span text:style-name="T38"> primary forest </text:span><text:span text:style-name="T48">herbivorous insects and pathogenic fungi</text:span><text:span text:style-name="T35"> </text:span><text:span text:style-name="T38">were </text:span><text:span text:style-name="T45">shown</text:span><text:span text:style-name="T38"> </text:span><text:span text:style-name="T35">to </text:span><text:span text:style-name="T55">strongly </text:span><text:span text:style-name="T48">affect</text:span><text:span text:style-name="T35"> community </text:span><text:span text:style-name="T37">assembly</text:span><text:span text:style-name="T35"> process </text:span><text:reference-mark-start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35">(Bagchi et al., 2014)</text:span><text:reference-mark-end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11">.</text:span><text:span text:style-name="T290"> </text:span><text:span text:style-name="T307">However,</text:span><text:span text:style-name="T46"> </text:span><text:span text:style-name="T307">i</text:span><text:span text:style-name="T293">n </text:span><text:span text:style-name="T294">tropical</text:span><text:span text:style-name="T293"> forest gaps </text:span><text:span text:style-name="T292">the impact of natural enemies </text:span><text:span text:style-name="T298">is assumed to </text:span><text:span text:style-name="T292">be muted by </text:span><text:span text:style-name="T295">a</text:span><text:span text:style-name="T292">cquisitive character of early successional </text:span><text:span text:style-name="T302">plant </text:span><text:span text:style-name="T292">species traits </text:span><text:reference-mark-start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292">(Strauss and Agrawal, 1999; Turner, 2001)</text:span><text:reference-mark-end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316"> </text:span><text:span text:style-name="T319">d</text:span><text:span text:style-name="T315">espite</text:span><text:span text:style-name="T314"> </text:span><text:span text:style-name="T319">usually</text:span><text:span text:style-name="T316"> </text:span><text:span text:style-name="T315">stronger herbivory pressure </text:span><text:reference-mark-start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315">(Piper et al., 2018)</text:span><text:reference-mark-end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46">.</text:span><text:span text:style-name="T11"> </text:span><text:span text:style-name="T55">R</text:span><text:span text:style-name="T296">ecent </text:span><text:span text:style-name="T313">study</text:span><text:span text:style-name="T296"> </text:span><text:span text:style-name="T297">revealed </text:span><text:span text:style-name="T308">that</text:span><text:span text:style-name="T307"> </text:span><text:span text:style-name="T308">during</text:span><text:span text:style-name="T290"> early succession in tropical forest </text:span><text:span text:style-name="T307">herbivorous insects </text:span><text:span text:style-name="T308">shape community composition</text:span><text:span text:style-name="T307">, but </text:span><text:span text:style-name="T308">found </text:span><text:span text:style-name="T297">unexpectedly weak cascading effect of predators on vegetation</text:span><text:span text:style-name="T290"> </text:span><text:reference-mark-start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290">(Szefer et al., 2020)</text:span><text:reference-mark-end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297">. </text:span><text:span text:style-name="T313">Although</text:span><text:span text:style-name="T299"> </text:span><text:span text:style-name="T313">it might be consistent with </text:span><text:span text:style-name="T309">some </text:span><text:span text:style-name="T302">theoretical </text:span><text:span text:style-name="T300">expectations </text:span><text:span text:style-name="T310">i</text:span><text:span text:style-name="T303">.</text:span><text:span text:style-name="T310">e</text:span><text:span text:style-name="T303">. </text:span><text:span text:style-name="T300">that hig</text:span><text:span text:style-name="T305">h</text:span><text:span text:style-name="T300">er productivity would result in stronger </text:span><text:span text:style-name="T311">bottom-up</text:span><text:span text:style-name="T300"> trophic cascades </text:span><text:reference-mark-start text:name="ZOTERO_ITEM CSL_CITATION {&quot;citationID&quot;:&quot;XIyumSGR&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ieeP4pZwW"/><text:span text:style-name="T300">(Kagata and Ohgushi, 2006; Mooney et al., 2010)</text:span><text:reference-mark-end text:name="ZOTERO_ITEM CSL_CITATION {&quot;citationID&quot;:&quot;XIyumSGR&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ieeP4pZwW"/><text:span text:style-name="T64">,</text:span><text:span text:style-name="T88"> strength </text:span><text:span text:style-name="T121">of the top-down control </text:span><text:span text:style-name="T125">is </text:span><text:span text:style-name="T187">highly </text:span><text:span text:style-name="T125">site specific and cannot be </text:span><text:span text:style-name="T126">predicted accurately by</text:span><text:span text:style-name="T125"> </text:span><text:span text:style-name="T126">climatic conditions</text:span><text:span text:style-name="T125">, productivity </text:span><text:span text:style-name="T126">nor</text:span><text:span text:style-name="T125"> plant growth forms </text:span><text:reference-mark-start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88">(Jia et al., 2018)</text:span><text:reference-mark-end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88">. </text:span><text:span text:style-name="T320">Therefore, we might want to look for e</text:span><text:span text:style-name="T317">xplanation </text:span><text:span text:style-name="T320">for this observation</text:span><text:span text:style-name="T318"> </text:span><text:span text:style-name="T317">i</text:span><text:span text:style-name="T200">n the traits of plants and herbivore</text:span><text:span text:style-name="T201">s</text:span><text:span text:style-name="T200"> that drive their interaction and dynamics.</text:span></text:p>
      <text:p text:style-name="P48"/>
      <text:p text:style-name="P62"><text:span text:style-name="T40">Bats, birds </text:span><text:span text:style-name="T41">and ants </text:span><text:span text:style-name="T42">are</text:span><text:span text:style-name="T40"> </text:span><text:span text:style-name="T43">undeniably </text:span><text:span text:style-name="T40">important </text:span><text:span text:style-name="T43">predators </text:span><text:span text:style-name="T44">of tropical insects</text:span><text:span text:style-name="T43"> and were showed to </text:span><text:span text:style-name="T44">limit</text:span><text:span text:style-name="T40"> </text:span><text:span text:style-name="T44">their</text:span><text:span text:style-name="T40"> abundance and </text:span><text:span text:style-name="T44">effectively </text:span><text:span text:style-name="T39">respond to and</text:span><text:span text:style-name="T44"> </text:span><text:span text:style-name="T40">reduce leaf damage </text:span><text:reference-mark-start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40">(Kalka et al., 2008; Morrison and Lindell, 2012; Sam et al., 2015)</text:span><text:reference-mark-end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43">.</text:span><text:span text:style-name="T88"> </text:span><text:span text:style-name="T130">However, s</text:span><text:span text:style-name="T8">trength of a </text:span><text:span text:style-name="T56">top-down </text:span><text:span text:style-name="T8">trophic cascade </text:span><text:span text:style-name="T19">can</text:span><text:span text:style-name="T18"> be modified by </text:span><text:span text:style-name="T56">the traits of </text:span><text:span text:style-name="T8">herbivore</text:span><text:span text:style-name="T56">s</text:span><text:span text:style-name="T8"> and </text:span><text:span text:style-name="T20">their </text:span><text:span text:style-name="T56">their</text:span><text:span text:style-name="T20"> </text:span><text:span text:style-name="T8">plant</text:span><text:span text:style-name="T20">s </text:span><text:reference-mark-start text:name="ZOTERO_ITEM CSL_CITATION {&quot;citationID&quot;:&quot;h6mJqF1h&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OA4zoxAD31"/><text:span text:style-name="T20">(Schmitz, 2017)</text:span><text:reference-mark-end text:name="ZOTERO_ITEM CSL_CITATION {&quot;citationID&quot;:&quot;h6mJqF1h&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OA4zoxAD31"/><text:span text:style-name="T8">. </text:span><text:span text:style-name="T57">An attempt to synthesize mutually non-exclusive predictions and hypotheses w</text:span><text:span text:style-name="T131">as the t</text:span><text:span text:style-name="T86">ri-</text:span><text:span text:style-name="T131">t</text:span><text:span text:style-name="T86">rophic </text:span><text:span text:style-name="T131">i</text:span><text:span text:style-name="T86">nteraction </text:span><text:span text:style-name="T91">hypothesis </text:span><text:span text:style-name="T86">(TTI) </text:span><text:span text:style-name="T91"><text:s/></text:span><text:reference-mark-start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91">(Mooney et al., 2012)</text:span><text:reference-mark-end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91">. </text:span><text:span text:style-name="T132">It </text:span><text:span text:style-name="T188">is a synthesis of</text:span><text:span text:style-name="T89"> the </text:span><text:span text:style-name="T115">enemy free space (EFS)</text:span><text:span text:style-name="T93">, </text:span><text:span text:style-name="T115">slow growth high mortality</text:span><text:span text:style-name="T93">, and </text:span><text:span text:style-name="T122">physiological efficiency hypothesis</text:span><text:span text:style-name="T89"> to predict the </text:span><text:span text:style-name="T188">presence and relative strength</text:span><text:span text:style-name="T89"> of </text:span><text:span text:style-name="T188">a</text:span><text:span text:style-name="T89"> </text:span><text:span text:style-name="T107">top-down </text:span><text:span text:style-name="T89">cascade </text:span><text:span text:style-name="T188">induced</text:span><text:span text:style-name="T107"> by top predators.</text:span><text:span text:style-name="T89"> </text:span><text:span text:style-name="T132">According </text:span><text:span text:style-name="T133">to TTI</text:span><text:span text:style-name="T123"> </text:span><text:span text:style-name="T189">the </text:span><text:span text:style-name="T128">presence or absence</text:span><text:span text:style-name="T123"> of a predator’s effect on a prey population is </text:span><text:span text:style-name="T128">determined</text:span><text:span text:style-name="T123"> by an interaction between plant quality and diet breadth.</text:span><text:span text:style-name="T132"> </text:span><text:span text:style-name="T133">Essentially it assumes that</text:span><text:span text:style-name="T123"> </text:span><text:span text:style-name="T86">generalist herbivores perform worse on low quality food and </text:span><text:span text:style-name="T189">in these circumstances </text:span><text:span text:style-name="T133">their abundance will be more strongly reduced by natural enemies</text:span><text:span text:style-name="T86">. </text:span><text:span text:style-name="T134">S</text:span><text:span text:style-name="T123">pecialist </text:span><text:span text:style-name="T134">on the other hand </text:span><text:span text:style-name="T127">will</text:span><text:span text:style-name="T123"> not be </text:span><text:span text:style-name="T128">as strongly affected</text:span><text:span text:style-name="T123"> because they are better adapted to a given resource, </text:span><text:span text:style-name="T189">both physiologically and behaviorally to</text:span><text:span text:style-name="T134"> a</text:span><text:span text:style-name="T123">void predation. </text:span><text:span text:style-name="T134">However, </text:span><text:span text:style-name="T128">TTI does not </text:span><text:span text:style-name="T161">predict</text:span><text:span text:style-name="T128"> the strength of the trophic cascade that can also be related </text:span><text:span text:style-name="T190">to a climatic regions, vegetation community composition or </text:span><text:span text:style-name="T135">additional pr</text:span><text:span text:style-name="T136">a</text:span><text:span text:style-name="T135">y traits e.g. ability to switch between resources</text:span><text:span text:style-name="T124">, </text:span><text:span text:style-name="T135">mobility or feeding mechanism</text:span><text:span text:style-name="T88"> </text:span><text:reference-mark-start text:name="ZOTERO_ITEM CSL_CITATION {&quot;citationID&quot;:&quot;PXLFrUi2&quot;,&quot;properties&quot;:{&quot;formattedCitation&quot;:&quot;(Maas et al., 2016; Pace et al., 1999; Singer et al., 2014; Van Bael et al., 2008)&quot;,&quot;plainCitation&quot;:&quot;(Maas et al., 2016; Pace et al., 1999; Singer et al., 2014; Van Bael et al., 2008)&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wcsfqm3zO"/><text:span text:style-name="T88">(Maas et al., 2016; Pace et al., 1999; Singer et al., 2014; Van Bael et al., 2008)</text:span><text:reference-mark-end text:name="ZOTERO_ITEM CSL_CITATION {&quot;citationID&quot;:&quot;PXLFrUi2&quot;,&quot;properties&quot;:{&quot;formattedCitation&quot;:&quot;(Maas et al., 2016; Pace et al., 1999; Singer et al., 2014; Van Bael et al., 2008)&quot;,&quot;plainCitation&quot;:&quot;(Maas et al., 2016; Pace et al., 1999; Singer et al., 2014; Van Bael et al., 2008)&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wcsfqm3zO"/><text:span text:style-name="T137">. </text:span><text:span text:style-name="T86">However, </text:span><text:span text:style-name="T191">interactive effects of</text:span><text:span text:style-name="T86"> </text:span><text:span text:style-name="T191">herbivore diet breadth and plant quality </text:span><text:span text:style-name="T86">were studied mostly in isolated and/or simplified systems despite their potential implications for </text:span><text:span text:style-name="T191">diverse </text:span><text:span text:style-name="T86">plant-herbivore interaction networks in nature</text:span><text:span text:style-name="T94"> </text:span><text:reference-mark-start text:name="ZOTERO_ITEM CSL_CITATION {&quot;citationID&quot;:&quot;iUzGaAys&quot;,&quot;properties&quot;:{&quot;formattedCitation&quot;:&quot;(Abdala\\uc0\\u8208{}Roberts et al., 2019; Katsanis et al., 2016; Mooney et al., 2012)&quot;,&quot;plainCitation&quot;:&quot;(Abdala‐Roberts et al., 2019; Katsanis et al., 2016; Mooney et al., 2012)&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fR03SQXCtG"/><text:span text:style-name="T264">(Abdala</text:span><text:span text:style-name="T268">‐Roberts et al., 2019; Katsanis et al., 2016; Mooney et al., 2012)</text:span><text:reference-mark-end text:name="ZOTERO_ITEM CSL_CITATION {&quot;citationID&quot;:&quot;iUzGaAys&quot;,&quot;properties&quot;:{&quot;formattedCitation&quot;:&quot;(Abdala\\uc0\\u8208{}Roberts et al., 2019; Katsanis et al., 2016; Mooney et al., 2012)&quot;,&quot;plainCitation&quot;:&quot;(Abdala‐Roberts et al., 2019; Katsanis et al., 2016; Mooney et al., 2012)&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fR03SQXCtG"/><text:span text:style-name="T86">. </text:span></text:p>
      <text:p text:style-name="P46"/>
      <text:p text:style-name="Standard"><text:span text:style-name="T166">C</text:span><text:span text:style-name="T144">haracteristic </text:span><text:span text:style-name="T167">properties</text:span><text:span text:style-name="T144"> </text:span><text:span text:style-name="T166">of</text:span><text:span text:style-name="T142"> </text:span><text:span text:style-name="T192">troicla</text:span><text:span text:style-name="T142"> food webs</text:span><text:span text:style-name="T145"> </text:span><text:span text:style-name="T195">are</text:span><text:span text:style-name="T143"> expected to </text:span><text:span text:style-name="T141">attenuate </text:span><text:span text:style-name="T163">cascading effects </text:span><text:span text:style-name="T178">of top predators</text:span><text:span text:style-name="T163"> on vegetation</text:span><text:span text:style-name="T141">.</text:span><text:span text:style-name="T87"> </text:span><text:span text:style-name="T195">Besides </text:span><text:span text:style-name="T193">narrow diet breadth</text:span><text:span text:style-name="T163"> of herbivore</text:span><text:span text:style-name="T193">s</text:span><text:span text:style-name="T163">, </text:span><text:span text:style-name="T169">and </text:span><text:span text:style-name="T193">high </text:span><text:span text:style-name="T163">plant species quality </text:span><text:span text:style-name="T195">predicted by TTI</text:span><text:span text:style-name="T163">, </text:span><text:span text:style-name="T195">the </text:span><text:span text:style-name="T163">presence of intra-guild predation, </text:span><text:span text:style-name="T198">will weaken the cascading effect </text:span><text:reference-mark-start text:name="ZOTERO_ITEM CSL_CITATION {&quot;citationID&quot;:&quot;IdDPPR3M&quot;,&quot;properties&quot;:{&quot;formattedCitation&quot;:&quot;(Polis and Holt, 1992)&quot;,&quot;plainCitation&quot;:&quot;(Polis and Holt, 1992)&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vMOsPC4E5L"/><text:span text:style-name="T198">(Polis and Holt, 1992)</text:span><text:reference-mark-end text:name="ZOTERO_ITEM CSL_CITATION {&quot;citationID&quot;:&quot;IdDPPR3M&quot;,&quot;properties&quot;:{&quot;formattedCitation&quot;:&quot;(Polis and Holt, 1992)&quot;,&quot;plainCitation&quot;:&quot;(Polis and Holt, 1992)&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vMOsPC4E5L"/><text:span text:style-name="T163">. </text:span><text:span text:style-name="T157">Recent </text:span><text:span text:style-name="T198">comparative </text:span><text:span text:style-name="T157">analysis showed up to 82 times higher diversity of of arthropod predators in the tropics </text:span><text:span text:style-name="T198">than in temperate climatic zone</text:span><text:span text:style-name="T157"> </text:span><text:reference-mark-start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157">(Privet and Petillon, 2018)</text:span><text:reference-mark-end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157">, </text:span><text:span text:style-name="T159">which suggests their significant role in tropical food webs.</text:span><text:span text:style-name="T322"> </text:span><text:span text:style-name="T324">However, specific</text:span><text:span text:style-name="T175"> circumstances </text:span><text:span text:style-name="T178">under which </text:span><text:span text:style-name="T175">intra-guild predation attenuates or amplified cascading effects on p</text:span><text:span text:style-name="T174">lants is still unclear</text:span><text:span text:style-name="T88"> </text:span><text:reference-mark-start text:name="ZOTERO_ITEM CSL_CITATION {&quot;citationID&quot;:&quot;9HRfrO5k&quot;,&quot;properties&quot;:{&quot;formattedCitation&quot;:&quot;(Karp and Daily, 2014; Mooney et al., 2010)&quot;,&quot;plainCitation&quot;:&quot;(Karp and Daily, 2014; Mooney et al., 2010)&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D0HchHKr8"/><text:span text:style-name="T331">(Karp and Daily, 2014; Mooney et al., 2010)</text:span><text:reference-mark-end text:name="ZOTERO_ITEM CSL_CITATION {&quot;citationID&quot;:&quot;9HRfrO5k&quot;,&quot;properties&quot;:{&quot;formattedCitation&quot;:&quot;(Karp and Daily, 2014; Mooney et al., 2010)&quot;,&quot;plainCitation&quot;:&quot;(Karp and Daily, 2014; Mooney et al., 2010)&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D0HchHKr8"/><text:span text:style-name="T160">.</text:span><text:span text:style-name="T170"> </text:span><text:span text:style-name="T174">I</text:span><text:span text:style-name="T147">n </text:span><text:span text:style-name="T173">the </text:span><text:span text:style-name="T147">context of </text:span><text:span text:style-name="T170">diverse natural</text:span><text:span text:style-name="T147"> </text:span><text:span text:style-name="T170">communities </text:span><text:span text:style-name="T147">w</text:span><text:span text:style-name="T86">e may expect </text:span><text:span text:style-name="T170">negative correlation between herbivore and IAPs</text:span><text:span text:style-name="T86"> </text:span><text:span text:style-name="T170">abundance </text:span><text:span text:style-name="T171">and </text:span><text:span text:style-name="T176">no net</text:span><text:span text:style-name="T171"> negative effect at the whole herbivore population level</text:span><text:span text:style-name="T94"><office:annotation><dc:creator>Unknown Author</dc:creator><dc:date>2020-05-04T10:27:00</dc:date><text:p text:style-name="P63"><text:span text:style-name="T335">[</text:span><text:span text:style-name="T336">The context of broader community can reveal patterns masked by compensatory dynamics??? - (Clark et al. 2016 multiple interaction…)]. </text:span></text:p></office:annotation></text:span><text:span text:style-name="T94"> </text:span><text:reference-mark-start text:name="ZOTERO_ITEM CSL_CITATION {&quot;citationID&quot;:&quot;KH5AS5nP&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uXPyEsCPBL"/><text:span text:style-name="T94">(Bosc et al., 2018)</text:span><text:reference-mark-end text:name="ZOTERO_ITEM CSL_CITATION {&quot;citationID&quot;:&quot;KH5AS5nP&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uXPyEsCPBL"/><text:span text:style-name="T86">.</text:span><text:span text:style-name="T164"> Even in the lack of intraguild predation </text:span><text:span text:style-name="T172">i</text:span><text:span text:style-name="T86">ntensified </text:span><text:span text:style-name="T172">int</text:span><text:span text:style-name="T199">er</text:span><text:span text:style-name="T172">guild </text:span><text:span text:style-name="T86">competition or </text:span><text:span text:style-name="T155">predatory pressure</text:span><text:span text:style-name="T86"> </text:span><text:span text:style-name="T155">m</text:span><text:span text:style-name="T92">obile herbivores </text:span><text:span text:style-name="T172">can</text:span><text:span text:style-name="T164"> </text:span><text:span text:style-name="T172">in some </text:span><text:span text:style-name="T177">cases</text:span><text:span text:style-name="T172"> shift their diet </text:span><text:span text:style-name="T164">and</text:span><text:span text:style-name="T147"> </text:span><text:span text:style-name="T86">mitigate negative effect of</text:span><text:span text:style-name="T155"> natural enemies </text:span><text:span text:style-name="T86">on their abundance </text:span><text:reference-mark-start text:name="ZOTERO_ITEM CSL_CITATION {&quot;citationID&quot;:&quot;j5YJg3Zc&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MAUpf7XJm"/><text:span text:style-name="T86">(Schmitz, 2017)</text:span><text:reference-mark-end text:name="ZOTERO_ITEM CSL_CITATION {&quot;citationID&quot;:&quot;j5YJg3Zc&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MAUpf7XJm"/><text:span text:style-name="T86">. </text:span><text:span text:style-name="T155">As predicted by t</text:span><text:span text:style-name="T172">he</text:span><text:span text:style-name="T155"> TTI s</text:span><text:span text:style-name="T140">imilar </text:span><text:span text:style-name="T172">lack of cascading effect of predators would</text:span><text:span text:style-name="T140"> </text:span><text:span text:style-name="T147">also be observed if </text:span><text:span text:style-name="T172">a plant-herbivore</text:span><text:span text:style-name="T147"> interaction network shows </text:span><text:span text:style-name="T140">high</text:span><text:span text:style-name="T138"> specialization. </text:span><text:span text:style-name="T155">While diet shifts in response to predation have never been studied before in </text:span><text:span text:style-name="T179">a </text:span><text:span text:style-name="T155">tropical forest</text:span><text:span text:style-name="T228"> </text:span><text:span text:style-name="T231">i</text:span><text:span text:style-name="T226">n both primary and secondary forests </text:span><text:span text:style-name="T228">p</text:span><text:span text:style-name="T226">lant-herbivore interaction networks </text:span><text:span text:style-name="T229">were shown to be</text:span><text:span text:style-name="T226"> highly specialized </text:span><text:reference-mark-start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26">(Novotny et al., 2004; Redmond et al., 2019)</text:span><text:reference-mark-end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30">. </text:span><text:span text:style-name="T241">In fact</text:span><text:span text:style-name="T144">, h</text:span><text:span text:style-name="T86">ypotheses </text:span><text:span text:style-name="T106">related</text:span><text:span text:style-name="T93"> to TTI </text:span><text:span text:style-name="T139">were rarely studied in tropi</text:span><text:span text:style-name="T146">c</text:span><text:span text:style-name="T139">s w</text:span><text:span text:style-name="T90">ith an exception of the </text:span><text:span text:style-name="T139">EFH</text:span><text:span text:style-name="T90"> </text:span><text:span text:style-name="T156">that</text:span><text:span text:style-name="T93"> </text:span><text:span text:style-name="T155">hasn’t been yet confirmed </text:span><text:span text:style-name="T156">to be universal </text:span><text:span text:style-name="T93">for tropical </text:span><text:span text:style-name="T156">predator-prey interactions</text:span><text:span text:style-name="T90"> </text:span><text:reference-mark-start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90">(Novotny et al., 1999)</text:span><text:reference-mark-end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93">. </text:span><text:span text:style-name="T182">Moreover, </text:span><text:span text:style-name="T183">various</text:span><text:span text:style-name="T182"> </text:span><text:span text:style-name="T183">herbivore </text:span><text:span text:style-name="T186">orders, which often fall into similar guild,</text:span><text:span text:style-name="T183"> may respond differently to predation </text:span><text:reference-mark-start text:name="ZOTERO_ITEM CSL_CITATION {&quot;citationID&quot;:&quot;90PiyLxi&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8ttOMYqQGk"/><text:span text:style-name="T183">(Vidal and Murphy, 2018)</text:span><text:reference-mark-end text:name="ZOTERO_ITEM CSL_CITATION {&quot;citationID&quot;:&quot;90PiyLxi&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8ttOMYqQGk"/><text:span text:style-name="T185"> </text:span><text:span text:style-name="T183">and</text:span><text:span text:style-name="T182"> compensat</text:span><text:span text:style-name="T183">e by taking advantage of freed niche space</text:span><text:span text:style-name="T182">. </text:span><text:span text:style-name="T185">For example </text:span><text:span text:style-name="T186">external feeders are predicted to be more affected by top-down and sucking insects by bottom-up forces.</text:span><text:span text:style-name="T185"> </text:span><text:span text:style-name="T182">Therefore we need to study </text:span><text:span text:style-name="T184">between-guild pattern of abundance changes </text:span><text:span text:style-name="T182">under experimental removal of top predators.</text:span></text:p>
      <text:p text:style-name="P47"/>
      <text:p text:style-name="P57"><text:span text:style-name="T108">To some extent c</text:span><text:span text:style-name="T105">orrelation </text:span><text:span text:style-name="T180">between</text:span><text:span text:style-name="T105"> abunda</text:span><text:span text:style-name="T116">nce</text:span><text:span text:style-name="T180">s of IAPs and herbivores</text:span><text:span text:style-name="T116"> </text:span><text:span text:style-name="T108">c</text:span><text:span text:style-name="T180">an suggest</text:span><text:span text:style-name="T165"> </text:span><text:span text:style-name="T180">a</text:span><text:span text:style-name="T117"> control </text:span><text:span text:style-name="T108">mechanism. </text:span><text:span text:style-name="T180">For example p</text:span><text:span text:style-name="T112">ositive correlation </text:span><text:span text:style-name="T110">can be attributed to bottom-up, </text:span><text:span text:style-name="T112">whereas negative</text:span><text:span text:style-name="T110"> </text:span><text:span text:style-name="T181">to</text:span><text:span text:style-name="T112"> a </text:span><text:span text:style-name="T110">top-down control </text:span><text:span text:style-name="T112">by predators at higher trophic levels</text:span><text:span text:style-name="T110">. </text:span><text:span text:style-name="T108">I</text:span><text:span text:style-name="T100">n </text:span><text:span text:style-name="T111">a</text:span><text:span text:style-name="T105"> </text:span><text:span text:style-name="T101">recent stud</text:span><text:span text:style-name="T111">y</text:span><text:span text:style-name="T113"> </text:span><text:span text:style-name="T111">by</text:span><text:span text:style-name="T101"> </text:span><text:reference-mark-start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OjqsFMqv6D"/><text:span text:style-name="T101">(Mottl et al., 2020)</text:span><text:reference-mark-end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OjqsFMqv6D"/><text:span text:style-name="T101"> </text:span><text:span text:style-name="T113">from a secondary successional tropical forest </text:span><text:span text:style-name="T111">authors </text:span><text:span text:style-name="T101">found no negative correlations which can be interpreted as a we</text:span><text:span text:style-name="T104">a</text:span><text:span text:style-name="T101">k top-down control of herbivores by predators. </text:span><text:span text:style-name="T102">Ho</text:span><text:span text:style-name="T100">w</text:span><text:span text:style-name="T102">ever, </text:span><text:span text:style-name="T181">only </text:span><text:span text:style-name="T102">ants </text:span><text:span text:style-name="T181">were assigned to predatory guild </text:span><text:span text:style-name="T102">and no evaluation of the vertebrate predation effect was provided. </text:span><text:span text:style-name="T181">S</text:span><text:span text:style-name="T100">imilar lack of cascading effect on plants was previously found for ants</text:span><text:span text:style-name="T103"> </text:span><text:reference-mark-start text:name="ZOTERO_ITEM CSL_CITATION {&quot;citationID&quot;:&quot;DFrsQI4w&quot;,&quot;properties&quot;:{&quot;formattedCitation&quot;:&quot;(Dyer and Letourneau, 1999)&quot;,&quot;plainCitation&quot;:&quot;(Dyer and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HqtOd5GfLw"/><text:span text:style-name="T103">(Dyer and Letourneau, 1999)</text:span><text:reference-mark-end text:name="ZOTERO_ITEM CSL_CITATION {&quot;citationID&quot;:&quot;DFrsQI4w&quot;,&quot;properties&quot;:{&quot;formattedCitation&quot;:&quot;(Dyer and Letourneau, 1999)&quot;,&quot;plainCitation&quot;:&quot;(Dyer and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HqtOd5GfLw"/><text:span text:style-name="T103">. </text:span><text:span text:style-name="T97">I</text:span><text:span text:style-name="T88">n our </text:span><text:span text:style-name="T100">recent</text:span><text:span text:style-name="T88"> studies we concluded that herbivores, but not </text:span><text:span text:style-name="T98">birds,</text:span><text:span text:style-name="T88"> control diversity, richness and composition of vegetation during secondary succession </text:span><text:reference-mark-start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bwAKEp3lJ"/><text:span text:style-name="T88">(Szefer et al., 2020)</text:span><text:reference-mark-end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bwAKEp3lJ"/><text:span text:style-name="T99">. </text:span><text:span text:style-name="T260">E</text:span><text:span text:style-name="T227">specially in complex communities top-down and bottom-up effects can be compensated by variability in plant quality and composition of natural enemies on a higher trophic levels </text:span><text:reference-mark-start text:name="ZOTERO_ITEM CSL_CITATION {&quot;citationID&quot;:&quot;VKFURo9i&quot;,&quot;properties&quot;:{&quot;formattedCitation&quot;:&quot;(Bosc et al., 2018; DeLong et al., 2015; Mooney et al., 2012; Schmitz, 2017; Singer et al., 2014)&quot;,&quot;plainCitation&quot;:&quot;(Bosc et al., 2018; DeLong et al., 2015; Mooney et al., 2012; Schmitz, 2017;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8gNvABXB4M"/><text:span text:style-name="T227">(Bosc et al., 2018; DeLong et al., 2015; Mooney et al., 2012; Schmitz, 2017; Singer et al., 2014)</text:span><text:reference-mark-end text:name="ZOTERO_ITEM CSL_CITATION {&quot;citationID&quot;:&quot;VKFURo9i&quot;,&quot;properties&quot;:{&quot;formattedCitation&quot;:&quot;(Bosc et al., 2018; DeLong et al., 2015; Mooney et al., 2012; Schmitz, 2017; Singer et al., 2014)&quot;,&quot;plainCitation&quot;:&quot;(Bosc et al., 2018; DeLong et al., 2015; Mooney et al., 2012; Schmitz, 2017;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8gNvABXB4M"/><text:span text:style-name="T227">. </text:span><text:span text:style-name="T239">Therefore we need</text:span><text:span text:style-name="T235"> </text:span><text:span text:style-name="T239">further </text:span><text:span text:style-name="T235">evaluation </text:span><text:span text:style-name="T236">of</text:span><text:span text:style-name="T235"> </text:span><text:span text:style-name="T232">how predator</text:span><text:span text:style-name="T240">y pressure </text:span><text:span text:style-name="T232">shap</text:span><text:span text:style-name="T240">es</text:span><text:span text:style-name="T232"> </text:span><text:span text:style-name="T239">diverse </text:span><text:span text:style-name="T234">herbivore</text:span><text:span text:style-name="T232"> communities. </text:span><text:span text:style-name="T239">We especially need to focus on</text:span><text:span text:style-name="T234"> compensating mechanism</text:span><text:span text:style-name="T239">s</text:span><text:span text:style-name="T237"> </text:span><text:span text:style-name="T239">that can attenuate</text:span><text:span text:style-name="T238"> cascading effects </text:span><text:span text:style-name="T239">of predators </text:span><text:span text:style-name="T238">on plants</text:span><text:span text:style-name="T232"> </text:span><text:span text:style-name="T239">as this</text:span><text:span text:style-name="T234"> </text:span><text:span text:style-name="T239">lack of knowledge </text:span><text:span text:style-name="T234">hinders</text:span><text:span text:style-name="T233"> our understanding of the </text:span><text:span text:style-name="T239">role biotic factors play during forest regeneration</text:span><text:span text:style-name="T233">.</text:span><text:span text:style-name="T261"> </text:span></text:p>
      <text:p text:style-name="P53"/>
      <text:p text:style-name="P54"><text:span text:style-name="T9">I</text:span><text:span text:style-name="T7">n this paper </text:span><text:span text:style-name="T16">we use </text:span><text:span text:style-name="T58">p</text:span><text:span text:style-name="T16">lot-based experiment to</text:span><text:span text:style-name="T7"> evaluate the top-down effect</text:span><text:span text:style-name="T59">s</text:span><text:span text:style-name="T7"> of key vertebrate pred</text:span><text:span text:style-name="T17">at</text:span><text:span text:style-name="T7">ors on insect herbivore and IAPs communit</text:span><text:span text:style-name="T59">ies</text:span><text:span text:style-name="T7">. </text:span><text:span text:style-name="T14">We expect that predators control herbivores and IAPs community composition </text:span><text:span text:style-name="T15">and</text:span><text:span text:style-name="T14"> reduc</text:span><text:span text:style-name="T15">e</text:span><text:span text:style-name="T14"> their abundance </text:span><text:span text:style-name="T60">but compensating mechanisms prevent these to cascade down onto plants</text:span><text:span text:style-name="T14">. </text:span><text:span text:style-name="T60">Therfore we predict that: (1)</text:span><text:span text:style-name="T253"> </text:span><text:span text:style-name="T252">stronger intra-guild predation on spiders that can be suggested by</text:span><text:span text:style-name="T249"> negative or lack of correlation </text:span><text:span text:style-name="T250">of</text:span><text:span text:style-name="T251"> IAPs </text:span><text:span text:style-name="T250">and herbivore </text:span><text:span text:style-name="T249">abundances</text:span><text:span text:style-name="T9">; </text:span><text:span text:style-name="T21">(</text:span><text:span text:style-name="T50">2</text:span><text:span text:style-name="T23">) </text:span><text:span text:style-name="T24">c</text:span><text:span text:style-name="T25">hange in herbivore community composition with lower abundance of orders from exposed chewers guild; </text:span><text:span text:style-name="T24">(</text:span><text:span text:style-name="T50">3</text:span><text:span text:style-name="T22">) </text:span><text:span text:style-name="T24">i</text:span><text:span text:style-name="T26">n </text:span><text:span text:style-name="T73">high quality food source</text:span><text:span text:style-name="T26"> there will be </text:span><text:span text:style-name="T13">no</text:span><text:span text:style-name="T26"> difference in performance by generalist nor specialists </text:span><text:span text:style-name="T51">an</text:span><text:span text:style-name="T52">d also sap suckers might add t</text:span><text:span text:style-name="T13">o</text:span><text:span text:style-name="T52"> the lack of general </text:span><text:span text:style-name="T53">abundance</text:span><text:span text:style-name="T52"> decrease by predators</text:span><text:span text:style-name="T26">; </text:span><text:span text:style-name="T118">(</text:span><text:span text:style-name="T129">4</text:span><text:span text:style-name="T119">) </text:span><text:span text:style-name="T118">because of high quality of early successional plants the a</text:span><text:span text:style-name="T95">dvantage of specialists, </text:span><text:span text:style-name="T129">top-down effects might be weaker according to the</text:span><text:span text:style-name="T95"> </text:span><text:span text:style-name="T118">predict</text:span><text:span text:style-name="T129">ions </text:span><text:span text:style-name="T118">by the TTI hypothesis</text:span><text:span text:style-name="T95">. </text:span><text:span text:style-name="T129">Specifically</text:span><text:span text:style-name="T118">, we expect</text:span><text:span text:style-name="T109"> that the abundance of ge</text:span><text:span text:style-name="T118">n</text:span><text:span text:style-name="T109">eralists (</text:span><text:span text:style-name="T118">characterized by lower </text:span><text:span text:style-name="T109">PDI </text:span><text:span text:style-name="T118">values</text:span><text:span text:style-name="T109">) in the control plots will not translate into stronger effects of predator exclosure (lower log ratio), i.e. there will be no pos</text:span><text:span text:style-name="T129">i</text:span><text:span text:style-name="T109">tive correlation between PDI and log ratio for individual morpho-species</text:span><text:span text:style-name="T245">; </text:span><text:span text:style-name="T246">(7) </text:span><text:span text:style-name="T248">Moreover, t</text:span><text:span text:style-name="T247">op-down effects can be compensated by </text:span><text:span text:style-name="T246">r</text:span><text:span text:style-name="T96">esource shifts </text:span><text:span text:style-name="T120">of the dominant</text:span><text:span text:style-name="T96"> herbivorous insects</text:span><text:span text:style-name="T242">, </text:span><text:span text:style-name="T247">shifts in </text:span><text:span text:style-name="T243">body size, </text:span><text:span text:style-name="T247">and changes in </text:span><text:span text:style-name="T244">per-capita herbivory (</text:span><text:span text:style-name="T254">only for leaf chewing</text:span><text:span text:style-name="T244">)</text:span><text:span text:style-name="T96">. </text:span><text:span text:style-name="T120">All can occur separately or in various combinations.</text:span></text:p>
      <text:p text:style-name="P15"/>
      <text:p text:style-name="P10"/>
      <text:p text:style-name="P55"><text:span text:style-name="T257">M</text:span><text:span text:style-name="T256">aterials and methods</text:span></text:p>
      <text:p text:style-name="P37"/>
      <text:p text:style-name="P37"><text:bookmark text:name="study-sites"/>Study sites</text:p>
      <text:p text:style-name="P38">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7"/>
      <text:p text:style-name="P37"><text:bookmark text:name="experimental-design"/>Experimental design</text:p>
      <text:p text:style-name="P39"><text:span text:style-name="T255">Within a radius of 3 km from the village, we selected six experimental gardens (blocks) 3-5 years old, each covering an area of approximately 400 m</text:span><text:span text:style-name="T258">2</text:span><text:span text:style-name="T255">,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38"/>
      <text:p text:style-name="P38">Control (C) was sprayed weekly with an appropriate amount of water to simulate application of water solution of pesticides and fungicides. In order to account for the possible effect of fencing used in I, P, H1 and H2 treatments (see below) a 50 cm high dummy plastic fence with a 10</text:p>
      <text:p text:style-name="P38"/>
      <text:p text:style-name="P38">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7"/>
      <text:p text:style-name="P39"><text:span text:style-name="T225">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259">2 </text:span><text:span text:style-name="T225">g</text:span><text:span text:style-name="T259">-1</text:span><text:span text:style-name="T225">)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6"/>
      <text:p text:style-name="P40"><text:span text:style-name="T2">S</text:span><text:span text:style-name="T1">tatistical analysis</text:span></text:p>
      <text:p text:style-name="P39"><text:span text:style-name="T2">For all herbivore species we evaluated </text:span><text:span text:style-name="T3">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3">(Poisot et al., 2011)</text:span><text:reference-mark-end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3">.</text:span></text:p>
      <text:p text:style-name="P25">We evaluated diet switching abilities of species...</text:p>
      <text:p text:style-name="P41"/>
      <text:p text:style-name="P50">Results</text:p>
      <text:p text:style-name="P41"/>
      <text:p text:style-name="P44"><text:span text:style-name="T332">Predators decreased he</text:span>rbivore biomass, but <text:span text:style-name="T332">had no effect on</text:span> abundance, richness nor diversity (Fig.1). We found no effect of predators on the IAPs community. <text:span text:style-name="T330">No changes in any order in case of abundance and biomass were found though (</text:span><text:span text:style-name="T273">Fix X from trello</text:span><text:span text:style-name="T330">).</text:span> There was no consistent negative nor positive effect of the exclosure on the plant biomass nor herbivore log ratio and herbivore abundance showed positive, but not significant correlation with plant biomass change (Fig. 2). Most insect orders showed this pattern and it was stronger in … and unobserved in Homopterans due to high variability. Log ratio of abundance change of IAPs was positively correlated with the log ration of the abundance change of herbivores. This effect was primarily strong for spiders. We found positive and significant correlation between <text:span text:style-name="T329">arachnids and Coleoptera, Orthoptera and Hemiptera (Fig. 3). Performance of individual morphospecies was not correlated with their diet breadth (Fig. 4). There was also no interaction between performance and order nor plant species considered (Fig. 5). We found some shift in body size of individual species in case of arachnids and hemipterans (). There was no effect of plants on herbivore community composition and no effect of the predators. There was also no indication of the diet breadth shifts in herbivores (</text:span><text:span text:style-name="T274">Fig. 7 needs to be corrected or checked for replicated species</text:span><text:span text:style-name="T329">). Despite that this effect was small we found that species with higher diet breadth were also more willing to shift their diet (Fig. 8).</text:span></text:p>
      <text:p text:style-name="P42"/>
      <text:p text:style-name="P42"/>
      <text:p text:style-name="P35">Discussion</text:p>
      <text:p text:style-name="P23"/>
      <text:p text:style-name="P24"><text:span text:style-name="T285">V</text:span><text:span text:style-name="T283">ariation in s</text:span><text:span text:style-name="T279">pecies </text:span><text:span text:style-name="T280">traits at any level </text:span><text:span text:style-name="T281">may </text:span><text:span text:style-name="T280">have an </text:span><text:span text:style-name="T281">affect </text:span><text:span text:style-name="T280">on </text:span><text:span text:style-name="T281">the strength of trophic cascades. </text:span><text:span text:style-name="T279">For example, </text:span><text:span text:style-name="T281">on defended plants cascading effect of carnivores on plants was reduced, because herbivores do not feed on defended plants. </text:span><text:span text:style-name="T276">Mechanistic theory of food chain tells us </text:span><text:span text:style-name="T277">that </text:span><text:span text:style-name="T276">positive effect of predators on herbivores will occur if herbivores are</text:span><text:span text:style-name="T277"> limited by relative food shortage (dependent on their abilities to assimilate plant tissue) </text:span><text:span text:style-name="T276">as opposed to absolute resource limitation (herbivores can eat all they want but the supply is fixed and limited)</text:span><text:span text:style-name="T281">. </text:span><text:span text:style-name="T282">C</text:span><text:span text:style-name="T281">ontrol </text:span><text:span text:style-name="T282">mechanisms can </text:span><text:span text:style-name="T281">switch under different condition (does not relate to my experiments). </text:span><text:span text:style-name="T282">D</text:span><text:span text:style-name="T278">iet breadth</text:span><text:span text:style-name="T281"> </text:span><text:span text:style-name="T282">of herbivores matters .H</text:span><text:span text:style-name="T281">erbivore feeding mode, sap feeders and specialists – no cascading effects, not to include them in the assessment of the strength of the top down effect.), natural enemies, </text:span><text:span text:style-name="T278">resource selection by insects</text:span><text:span text:style-name="T281">, stoichiometry and herbivore resource use, </text:span><text:span text:style-name="T278">defenses reduce the amount of biomass that can be eaten by herbivores</text:span><text:span text:style-name="T281">, because they need to maintain low concentration of toxins (citation…) - conversion efficiency, herbivores change their </text:span><text:span text:style-name="T278">behavior</text:span><text:span text:style-name="T281"> in response to predation, intermediate predators can subsidize on detrital chains, predator hunting mode, prey habitat domain, </text:span><text:span text:style-name="T278">smaller herbivores (chewers) have lower abilities to digest and assimilate low quality food. This results in higher mortality rates. They have higher foraging effort and thus higer growth rates</text:span><text:span text:style-name="T281">). Different hunting modes of predators, </text:span><text:span text:style-name="T278">abundance of intermediate predators</text:span><text:span text:style-name="T281">, </text:span><text:span text:style-name="T278">plant specificity</text:span><text:span text:style-name="T281">, </text:span><text:span text:style-name="T278">herbivores’ diet breadth</text:span><text:span text:style-name="T281"> (Singer et al. 2014), (apparent trophic cascades for intermediate predators) or ecosystem productivity can modify the strength of cascades and be important for the shapes of the food pyramids (top-heavy, bottom heavy).</text:span><text:span text:style-name="T284"> </text:span></text:p>
      <text:p text:style-name="P26"/>
      <text:p text:style-name="P58"><text:span text:style-name="T80">Finally c</text:span><text:span text:style-name="T81">ascading effect of predators might not be visible in</text:span><text:span text:style-name="T82"> </text:span><text:span text:style-name="T81">food webs, where </text:span><text:span text:style-name="T75">plants can </text:span><text:span text:style-name="T76">compensat</text:span><text:span text:style-name="T75">e</text:span><text:span text:style-name="T81"> for h</text:span><text:span text:style-name="T82">erbivore </text:span><text:span text:style-name="T81">damage by increasing their growth</text:span><text:span text:style-name="T82">.</text:span><text:span text:style-name="T83"> </text:span><text:span text:style-name="T84">Variability</text:span><text:span text:style-name="T85"> in cascading effects can be also </text:span><text:span text:style-name="T84">attenuated by </text:span><text:span text:style-name="T77">additional energy channels for </text:span><text:span text:style-name="T78">predators </text:span><text:reference-mark-start text:name="ZOTERO_ITEM CSL_CITATION {&quot;citationID&quot;:&quot;vWLIJOqj&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Tw7UjjeTIn"/><text:span text:style-name="T78">(Ward et al., 2015)</text:span><text:reference-mark-end text:name="ZOTERO_ITEM CSL_CITATION {&quot;citationID&quot;:&quot;vWLIJOqj&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Tw7UjjeTIn"/><text:span text:style-name="T84">.</text:span><text:span text:style-name="T85"> </text:span></text:p>
      <text:p text:style-name="P26"/>
      <text:p text:style-name="P59"><text:span text:style-name="T4">Apparent trophic cascade hypothesis (ATCH) – with rising productivity predators derive an increasing fraction of their diet from increasingly productive bottom-up controlled detritus channels </text:span><text:reference-mark-start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4">(Ward et al., 2015)</text:span><text:reference-mark-end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4">. </text:span><text:span text:style-name="T5">Reduced abundance and biomass of Intermediate predators caused by high addition of generalist herbivores may suggest control indirectly through “brown” chains. Spiders may feed on detritivores more than on herbivorous species </text:span><text:span text:style-name="T6">(that paper that I reviewed about structural habitat in some leaves)</text:span><text:span text:style-name="T5">. We didn’t find any effect on IPs.</text:span></text:p>
      <text:p text:style-name="P26"/>
      <text:p text:style-name="Standard"><text:span text:style-name="T61">We conclude that forest loss favors insect herbivory by undermining the bottom‐up control (presumably reduced plant antiherbivore defense mechanisms) in forests dominated by fast‐growing pioneer plant species, and by improving the conditions required for herbivores proliferation </text:span><text:reference-mark-start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span text:style-name="T266">(Morante</text:span><text:span text:style-name="T268">‐Filho et al., 2016)</text:span><text:reference-mark-end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p>
      <text:p text:style-name="P26"/>
      <text:p text:style-name="P58"><text:span text:style-name="T5">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text:span><text:reference-mark-start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span text:style-name="T5">(Welti et al., 2020)</text:span><text:reference-mark-end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p>
      <text:p text:style-name="P26"/>
      <text:p text:style-name="P16">My conclusions:</text:p>
      <text:p text:style-name="P13"><text:span text:style-name="T269">1. </text:span>There <text:span text:style-name="T269">is a</text:span> constant influx of herbivorous insects from the surrounding primary forest. <text:span text:style-name="T269">Initially herbivores populate plants based on simple mass action mechanism i.e. herbivores select their food plants based on their biomass (?)</text:span></text:p>
      <text:p text:style-name="P14">2. Herbivore community gets sorted afterwards, but not very strongly. Despite some signal for same species plants hosting more similar herbivore communities, this effect was only observed in lower addition treatment. It could have caused increased competition, that resulted in niche partitioning. </text:p>
      <text:p text:style-name="P13"><text:span text:style-name="T270">3. It is hypothesized that b</text:span>ecause of stronger defenses of primary tropical forest species, herbivores are restricted more by their ability to digest and assimilate plant tissues, <text:span text:style-name="T272">relative</text:span><text:span text:style-name="T271"> control mechanism</text:span>. </text:p>
      <text:p text:style-name="P9"><text:span text:style-name="T270">4. </text:span>In gaps plant identity doesn’t matter much, because of low variability in plant quality <text:span text:style-name="T275">(need to check that)</text:span>, and low fidelity of herbivores to these species. (i.e. they all can be easily consumed by any herbivore). [Why then herbivores are not thriving in gaps??? Maybe they are not as nutritious as they are thought?, <text:span text:style-name="T275">early successional plants also have exudates, so maybe they are not structurally protected but chemically still are able to reduce amount of tissue consumed by herbivores</text:span>]</text:p>
      <text:p text:style-name="P9"><text:span text:style-name="T275">5. </text:span>Herbivory loads would be dependent on plant biomass, passive capturing of interactions based on plant “apparency”.</text:p>
      <text:p text:style-name="P9"><text:span text:style-name="T275">6. </text:span>New thing here is our test of community packing. Herbivores seems to be limited by their own ability to consume food, or maybe by the availa<text:span text:style-name="T275">bility of</text:span> young leaves, which might be only food for generalist. Plants might be then limited by their resources (is that true for early secondary vegetation? Probably resources are abundant). Moreove</text:p>
      <text:p text:style-name="P12"/>
      <text:p text:style-name="P22">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22">During succession bottom-up and top down forcing may switch ()</text:p>
      <text:p text:style-name="P27">Abdala-Roberts et al 2019: “There is a fundamental need within the species interactions perspective to place three‐species TTIs in a broader community context.”</text:p>
      <text:p text:style-name="P22">Both bottom up and top down exist but there is a considerable variation in trophic regulation (Leroux and Loreau, p 20)</text:p>
      <text:p text:style-name="P21">However, strength and direction of top-down and cascading effects within food-webs can be modified by interactions with the environment, species’ properties and other species in the community both competitors or natural enemies </text:p>
      <text:p text:style-name="P20"/>
      <text:p text:style-name="P52"><text:span text:style-name="T217">Few of the above factors were tested explicitly and became highly </text:span><text:span text:style-name="T219">influential</text:span><text:span text:style-name="T217"> hypotheses used to explaining experim</text:span><text:span text:style-name="T210">ental results ()</text:span><text:span text:style-name="T211">. EFH – enemy free hypothesis predicts, that in the absence of predators herbivores should increase their habitat domain. </text:span><text:span text:style-name="T74">Increased generality of the network</text:span><text:span text:style-name="T211">. The tri-trophic interaction hypothesis (TTI, Mooney, Pratt and Singer 2012) considers interactions between plant quality, herbivore diet breadth, and predation on herbivore performance. Enemy free in tropics was </text:span><text:span text:style-name="T212">doubtful</text:span><text:span text:style-name="T211"> at least for Ficus </text:span><text:reference-mark-start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211">(Novotny et al., 1999)</text:span><text:reference-mark-end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211">. </text:span></text:p>
      <text:p text:style-name="P45"/>
      <text:p text:style-name="P45">[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existence of generalists and specialist herbivores on the same host plants (which seems to be common). </text:p>
      <text:p text:style-name="P45"/>
      <text:p text:style-name="P52"><text:span text:style-name="T74">Enemy free hypothesis</text:span><text:span text:style-name="T211"> focus on predator avoidance and predicts that fear of predation keeps population of herbivores at specific level. </text:span><text:span text:style-name="T74">Physiological efficiency hypothesis</text:span><text:span text:style-name="T211"> assumes that specialists are better adapted to their food than generalists and utilize their hosts better (). </text:span><text:span text:style-name="T74">Slow-growth/high-mortality</text:span><text:span text:style-name="T211"> (SGHM) hypothesis predicts that “herbivore development on a poor quality host plants will be relati</text:span><text:span text:style-name="T210">vely slow extending the duration of juvenile phases that are the most vulnerable to natural enemies”. Recently proposed synthesis extends predictions of the previous hypotheses to also predict the </text:span><text:span text:style-name="T217">strength of the possible cascade (Mooney, Pratt, &amp; Singer 2012). </text:span></text:p>
      <text:p text:style-name="P49"/>
      <text:p text:style-name="P30"><text:span text:style-name="T217">However, in case of predator-insect herbivore-plant food chains ecosystems top down and cascading effects are usually being studied based on the total abundance [</text:span><text:span text:style-name="T213">need to check that</text:span><text:span text:style-name="T217">]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text:span></text:p>
      <text:p text:style-name="P22"/>
      <text:p text:style-name="P30"><text:span text:style-name="T217">For example (EFH) [</text:span><text:span text:style-name="T215">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217">] , suggests, that the </text:span><text:span text:style-name="T70">network generality should be reduced</text:span><text:span text:style-name="T217">, as </text:span><text:span text:style-name="T70">species would not explore full range of their habitat domain</text:span><text:span text:style-name="T217">, and would be forced to feed on least preferred hosts (Schmitz). The effect of top down control was studied for single group in experimental conditions and not included different plant species (Singer et al. 2014). [</text:span><text:span text:style-name="T216">Will plant functional characteristic help to explain the strength of the cascade? Maybe tropic cascades are stronger for some plant species that for others?</text:span><text:span text:style-name="T217">]</text:span></text:p>
      <text:p text:style-name="P20">Size, specialization…. Generally or only on selected plant species where comparison is allowed. Should I use offset to correct for the plant biomass?</text:p>
      <text:p text:style-name="P29"><text:span text:style-name="T220">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217"> </text:span></text:p>
      <text:p text:style-name="P20"/>
      <text:p text:style-name="P33">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34"/>
      <text:p text:style-name="P29"><text:span text:style-name="T216">[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217">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1">Expectation: Intraguild predation dampens the strength of the trophic </text:span><text:span text:style-name="T70">cascades </text:span><text:span text:style-name="T1">(Mooney et al. 2010). Intra-guild predation (bird bats and ants) enchances biodiversity and functioning in complex ecosystems (Wang, Broose and Gravel 2019, Ecology)</text:span></text:p>
      <text:p text:style-name="P20"/>
      <text:p text:style-name="P29"><text:span text:style-name="T217">If TTI operate in complex communities top-down and cascading effects of the top and intermediate predators should be able to affect plant herbivore i</text:span><text:span text:style-name="T70">nteraction networks</text:span><text:span text:style-name="T79">. </text:span><text:span text:style-name="T217">Bosc et al. (2018) studied the effects of apex predators on top-down and cascading effects on diverse herbivore community and showed s</text:span><text:span text:style-name="T218">t</text:span><text:span text:style-name="T217">rong effect of insectivorous birds on spiders. There was no overall effect on herbivore abundance. There was some evidence for EFS hypothesis where specialists were less affected by top predators than generalist. </text:span><text:span text:style-name="T79">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217">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0"/>
      <text:p text:style-name="P20">How diets were changing!</text:p>
      <text:p text:style-name="P20">Did size structure change?</text:p>
      <text:p text:style-name="P20">Mooney, Pratt and Singer 2012: TTI dietary specialist herbivores should escape predators and be competitively dominant due to faster growth rates and such differences should be greater on low quality host plants. </text:p>
      <text:p text:style-name="P20">Experiment contradict these predictions though - </text:p>
      <text:p text:style-name="P20"/>
      <text:p text:style-name="P56"><text:span text:style-name="T65">Highly diverse herbivore communities </text:span><text:span text:style-name="T66">experience</text:span><text:span text:style-name="T67"> weaker top down effects </text:span><text:reference-mark-start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67">(Schmitz et al., 2000)</text:span><text:reference-mark-end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67"> </text:span></text:p>
      <text:p text:style-name="P51"/>
      <text:p text:style-name="P31"><text:span text:style-name="T223">Plant damage generally shows a stronger response to bird and bat exclusion than leaf biomass, plant growth, or reproductive output </text:span><text:reference-mark-start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223">(Maas et al., 2016)</text:span><text:reference-mark-end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68">. <text:s/></text:span><text:span text:style-name="T69">trophic cascades may weaken as plants mature (Boege &amp; Marquis, 2006). </text:span><text:span text:style-name="T68">The effect of primary productivity on trophic cascade strength in tropical communities also remains unclear. Systems with high primary productivity may have higher intermediate and top predator abundance and, consequently, stronger trophic cascades (Kagata &amp; Ohgushi, 2006; Mooney et al.,2010.</text:span></text:p>
      <text:p text:style-name="P20"/>
      <text:p text:style-name="P32"><text:span text:style-name="T148">Thus, o</text:span><text:span text:style-name="T88">ur understanding of the mechanisms governing top-down effects on insects and cascading effect on plants is limited by the </text:span><text:span text:style-name="T149">number of</text:span><text:span text:style-name="T150"> </text:span><text:span text:style-name="T88">types of </text:span><text:span text:style-name="T149">tropical </text:span><text:span text:style-name="T88">habitats studied. </text:span><text:span text:style-name="T150">In a handful of available studies t</text:span><text:span text:style-name="T151">op-down and cascading effects in structuring diversity and abundance are known mostly for primary forest </text:span><text:reference-mark-start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151">(Letourneau et al., 2004)</text:span><text:reference-mark-end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151"> </text:span><text:span text:style-name="T152">but</text:span><text:span text:style-name="T153"> </text:span><text:span text:style-name="T152">their </text:span><text:span text:style-name="T153">lack </text:span><text:span text:style-name="T152">in tropics </text:span><text:span text:style-name="T110">has been also </text:span><text:span text:style-name="T114">reported</text:span><text:span text:style-name="T152">, e.g.</text:span><text:span text:style-name="T153"> </text:span><text:span text:style-name="T105">in fragmented forest in Brazil</text:span><text:span text:style-name="T153"> </text:span><text:reference-mark-start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265">(Morante</text:span><text:span text:style-name="T268">‐Filho et al., 2016)</text:span><text:reference-mark-end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154">.</text:span></text:p>
      <text:p text:style-name="P20"/>
      <text:p text:style-name="Standard"><text:span text:style-name="T214">Advantages we have on the above paper: t</text:span><text:span text:style-name="T213">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214">. </text:span><text:span text:style-name="T79"><text:s/></text:span><text:span text:style-name="T220">[</text:span><text:span text:style-name="T216">My advantage: body sizes… and plant herbivore “interactions”.</text:span><text:span text:style-name="T220">]</text:span><text:span text:style-name="T217"> (Karp and Dailey 2014; Ritchie and Johnson for clues where to find this info). Plant-herbivore interactions shape community dynamics </text:span><text:reference-mark-start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17">(Burkepile and Parker, 2017)</text:span><text:reference-mark-end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17">. </text:span></text:p>
      <text:p text:style-name="P20">Here we present an experimental study of the effects of birds bats and ants effects on plant – herbivore interaction networks and intermediate arthropod predators during community assembly in secondary successional tropical rain forest.</text:p>
      <text:p text:style-name="P20"/>
      <text:p text:style-name="P28">References</text:p>
      <text:p text:style-name="P28"/>
      <text:section text:style-name="Sect1" text:name="ZOTERO_BIBL {&quot;uncited&quot;:[],&quot;omitted&quot;:[],&quot;custom&quot;:[]} CSL_BIBLIOGRAPHY RND2w6XJm1NtD">
        <text:p text:style-name="Bibliography_20_1">Abdala‐Roberts, L., Puentes, A., Finke, D.L., Marquis, R.J., Montserrat, M., Poelman, E.H., Rasmann, S., Sentis, A., Dam, N.M. van, Wimp, G., Mooney, K., Björkman, C., 2019. Tri-trophic interactions: bridging species, communities and ecosystems. Ecol. Lett. 22, 2151–2167. https://doi.org/10.1111/ele.13392</text:p>
        <text:p text:style-name="Bibliography_20_1">Bagchi, R., Gallery, R.E., Gripenberg, S., Gurr, S.J., Narayan, L., Addis, C.E., Freckleton, R.P., Lewis, O.T., 2014. Pathogens and insect herbivores drive rainforest plant diversity and composition. Nature 506, 85–88. https://doi.org/10.1038/nature12911</text:p>
        <text:p text:style-name="Bibliography_20_1">Bosc, C., Roets, F., Hui, C., Pauw, A., 2018. Interactions among predators and plant specificity protect herbivores from top predators. Ecology 99, 1602–1609. https://doi.org/10.1002/ecy.2377</text:p>
        <text:p text:style-name="Bibliography_20_1">Burkepile, D.E., Parker, J.D., 2017. Recent advances in plant-herbivore interactions. F1000Research 6. https://doi.org/10.12688/f1000research.10313.1</text:p>
        <text:p text:style-name="Bibliography_20_1">DeLong, J.P., Gilbert, B., Shurin, J.B., Savage, V.M., Barton, B.T., Clements, C.F., Dell, A.I., Greig, H.S., Harley, C.D.G., Kratina, P., McCann, K.S., Tunney, T.D., Vasseur, D.A., O’Connor, M.I., 2015. The Body Size Dependence of Trophic Cascades. Am. Nat. 185, 354–366. https://doi.org/10.1086/679735</text:p>
        <text:p text:style-name="Bibliography_20_1">Dyer, L.A., Letourneau, D.K., 1999. Relative strengths of top-down and bottom-up forces in a tropical forest community. Oecologia 119, 265–274. https://doi.org/10.1007/s004420050785</text:p>
        <text:p text:style-name="Bibliography_20_1">Fischer, R., Bohn, F., Dantas de Paula, M., Dislich, C., Groeneveld, J., Gutiérrez, A.G., Kazmierczak, M., Knapp, N., Lehmann, S., Paulick, S., Pütz, S., Rödig, E., Taubert, F., Köhler, P., Huth, A., 2016. Lessons learned from applying a forest gap model to understand ecosystem and carbon dynamics of complex tropical forests. Ecol. Model., Next generation ecological modelling, concepts, and theory: structural realism, emergence, and predictions 326, 124–133. https://doi.org/10.1016/j.ecolmodel.2015.11.018</text:p>
        <text:p text:style-name="Bibliography_20_1">Gripenberg, S., Bagchi, R., Gallery, R.E., Freckleton, R.P., Narayan, L., Lewis, O.T., 2014. Testing for enemy-mediated density-dependence in the mortality of seedlings: field experiments with five Neotropical tree species. Oikos 123, 185–193. https://doi.org/10.1111/j.1600-0706.2013.00835.x</text:p>
        <text:p text:style-name="Bibliography_20_1">Jia, S., Wang, X., Yuan, Z., Lin, F., Ye, J., Hao, Z., Luskin, M.S., 2018. Global signal of top-down control of terrestrial plant communities by herbivores. Proc. Natl. Acad. Sci. 115, 6237–6242. https://doi.org/10.1073/pnas.1707984115</text:p>
        <text:p text:style-name="Bibliography_20_1">Kagata, H., Ohgushi, T., 2006. Bottom-up trophic cascades and material transfer in terrestrial food webs. Ecol. Res. 21, 26–34. https://doi.org/10.1007/s11284-005-0124-z</text:p>
        <text:p text:style-name="Bibliography_20_1">Kalka, M.B., Smith, A.R., Kalko, E.K.V., 2008. Bats Limit Arthropods and Herbivory in a Tropical Forest. Science 320, 71–71. https://doi.org/10.1126/science.1153352</text:p>
        <text:p text:style-name="Bibliography_20_1">Karp, D.S., Daily, G.C., 2014. Cascading effects of insectivorous birds and bats in tropical coffee plantations. Ecology 95, 1065–1074. https://doi.org/10.1890/13-1012.1</text:p>
        <text:p text:style-name="Bibliography_20_1">Katsanis, A., Rasmann, S., Mooney, K.A., 2016. Herbivore Diet Breadth and Host Plant Defense Mediate the Tri-Trophic Effects of Plant Toxins on Multiple Coccinellid Predators. PLoS ONE 11. https://doi.org/10.1371/journal.pone.0155716</text:p>
        <text:p text:style-name="Bibliography_20_1">Letourneau, D.K., Dyer, L.A., C, G.V., 2004. Indirect Effects of a Top Predator on a Rain Forest Understory Plant Community. Ecology 85, 2144–2152. https://doi.org/10.1890/03-0525</text:p>
        <text:p text:style-name="Bibliography_20_1">Maas, B., Karp, D.S., Bumrungsri, S., Darras, K., Gonthier, D., Huang, J.C.-C., Lindell, C.A., Maine, J.J., Mestre, L., Michel, N.L., Morrison, E.B., Perfecto, I., Philpott, S.M., Şekercioğlu, Ç.H., Silva, R.M., Taylor, P.J., Tscharntke, T., Bael, S.A.V., Whelan, C.J., Williams‐Guillén, K., 2016. Bird and bat predation services in tropical forests and agroforestry landscapes. Biol. Rev. 91, 1081–1101. https://doi.org/10.1111/brv.12211</text:p>
        <text:p text:style-name="Bibliography_20_1">Mooney, K.A., Gruner, D.S., Barber, N.A., Van Bael, S.A., Philpott, S.M., Greenberg, R., 2010. Interactions among predators and the cascading effects of vertebrate insectivores on arthropod communities and plants. Proc. Natl. Acad. Sci. U. S. A. 107, 7335–7340. https://doi.org/10.1073/pnas.1001934107</text:p>
        <text:p text:style-name="Bibliography_20_1">Mooney, K.A., Pratt, R.T., Singer, M.S., 2012. The Tri-Trophic Interactions Hypothesis: Interactive Effects of Host Plant Quality, Diet Breadth and Natural Enemies on Herbivores. PLOS ONE 7, e34403. https://doi.org/10.1371/journal.pone.0034403</text:p>
        <text:p text:style-name="Bibliography_20_1">Morante‐Filho, J.C., Arroyo‐Rodríguez, V., Lohbeck, M., Tscharntke, T., Faria, D., 2016. Tropical forest loss and its multitrophic effects on insect herbivory. Ecology 97, 3315–3325. https://doi.org/10.1002/ecy.1592</text:p>
        <text:p text:style-name="Bibliography_20_1">Morrison, E.B., Lindell, C.A., 2012. Birds and bats reduce insect biomass and leaf damage in tropical forest restoration sites. Ecol. Appl. 22, 1526–1534. https://doi.org/10.1890/11-1118.1</text:p>
        <text:p text:style-name="Bibliography_20_1">Mottl, O., Fibich, P., Klimes, P., Volf, M., Tropek, R., Anderson‐Teixeira, K., Auga, J., Blair, T., Butterill, P., Carscallen, G., Gonzalez‐Akre, E., Goodman, A., Kaman, O., Lamarre, G.P.A., Libra, M., Losada, M.E., Manumbor, M., Miller, S.E., Molem, K., Nichols, G., Plowman, N.S., Redmond, C., Seifert, C.L., Vrana, J., Weiblen, G.D., Novotny, V., 2020. Spatial covariance of herbivorous and predatory guilds of forest canopy arthropods along a latitudinal gradient. Ecol. Lett. 23, 1499–1510. https://doi.org/10.1111/ele.13579</text:p>
        <text:p text:style-name="Bibliography_20_1">Novotny, V., Basset, Y., Auga, J., Boen, W., Dal, C., Drozd, P., Kasbal, M., Isua, B., Kutil, R., Manumbor, M., 1999. Predation risk for herbivorous insects on tropical vegetation: A search for enemy-free space and time. Aust. J. Ecol. 24, 477–483. https://doi.org/10.1046/j.1440-169x.1999.00987.x</text:p>
        <text:p text:style-name="Bibliography_20_1">Novotny, V., Miller, S.E., Leps, J., Basset, Y., Bito, D., Janda, M., Hulcr, J., Damas, K., Weiblen, G.D., 2004. No tree an island: the plant–caterpillar food web of a secondary rain forest in New Guinea. Ecol. Lett. 7, 1090–1100. https://doi.org/10.1111/j.1461-0248.2004.00666.x</text:p>
        <text:p text:style-name="Bibliography_20_1">Pace, M.L., Cole, J.J., Carpenter, S.R., Kitchell, J.F., Pace, M.L., Cole, J.J., Carpenter, S.R., Kitchell, J.F., 1999. Trophic cascades revealed in diverse ecosystems. Trends Ecol. Evol. 14, 483–488. https://doi.org/10.1016/S0169-5347(99)01723-1</text:p>
        <text:p text:style-name="Bibliography_20_1">Piper, F.I., Altmann, S.H., Lusk, C.H., 2018. Global patterns of insect herbivory in gap and understorey environments, and their implications for woody plant carbon storage. Oikos 127, 483–496. https://doi.org/10.1111/oik.04686</text:p>
        <text:p text:style-name="Bibliography_20_1">Poisot, T., Lepennetier, G., Martinez, E., Ramsayer, J., Hochberg, M.E., 2011. Resource availability affects the structure of a natural bacteria–bacteriophage community. Biol. Lett. 7, 201–204. https://doi.org/10.1098/rsbl.2010.0774</text:p>
        <text:p text:style-name="Bibliography_20_1">Polis, G.A., Holt, R.D., 1992. Intraguild predation: The dynamics of complex trophic interactions. Trends Ecol. Evol. 7, 151–154. https://doi.org/10.1016/0169-5347(92)90208-S</text:p>
        <text:p text:style-name="Bibliography_20_1">Privet, K., Petillon, J., 2018. Differences in tropical vs. temperate diversity in arthropod predators provide insights into causes of latitudinal gradients of species diversity. bioRxiv 283499. https://doi.org/10.1101/283499</text:p>
        <text:p text:style-name="Bibliography_20_1">Redmond, C.M., Auga, J., Gewa, B., Segar, S.T., Miller, S.E., Molem, K., Weiblen, G.D., Butterill, P.T., Maiyah, G., Hood, A.S.C., Volf, M., Jorge, L.R., Basset, Y., Novotný, V., 2019. High specialization and limited structural change in plant-herbivore networks along a successional chronosequence in tropical montane forest. Ecography 42, 162–172. https://doi.org/10.1111/ecog.03849</text:p>
        <text:p text:style-name="Bibliography_20_1">Sam, K., Koane, B., Novotny, V., 2015. Herbivore damage increases avian and ant predation of caterpillars on trees along a complete elevational forest gradient in Papua New Guinea. Ecography 38, 293–300. https://doi.org/10.1111/ecog.00979</text:p>
        <text:p text:style-name="Bibliography_20_1">Schmitz, O., 2017. Predator and prey functional traits: understanding the adaptive machinery driving predator–prey interactions. F1000Research 6. https://doi.org/10.12688/f1000research.11813.1</text:p>
        <text:p text:style-name="Bibliography_20_1">Schmitz, O.J., Hambäck, P.A., Beckerman, A.P., 2000. Trophic Cascades in Terrestrial Systems: A Review of the Effects of Carnivore Removals on Plants. Am. Nat. 155, 141–153. https://doi.org/10.1086/303311</text:p>
        <text:p text:style-name="Bibliography_20_1">Schnitzer, S.A., Carson, W.P., 2001. Treefall Gaps and the Maintenance of Species Diversity in a Tropical Forest. Ecology 82, 913–919. https://doi.org/10.1890/0012-9658(2001)082[0913:TGATMO]2.0.CO;2</text:p>
        <text:p text:style-name="Bibliography_20_1">Singer, M.S., Lichter-Marck, I.H., Farkas, T.E., Aaron, E., Whitney, K.D., Mooney, K.A., 2014. Herbivore diet breadth mediates the cascading effects of carnivores in food webs. Proc. Natl. Acad. Sci. U. S. A. 111, 9521–9526. https://doi.org/10.1073/pnas.1401949111</text:p>
        <text:p text:style-name="Bibliography_20_1">Strauss, S.Y., Agrawal, A.A., 1999. The ecology and evolution of plant tolerance to herbivory. Trends Ecol. Evol. 14, 179–185. https://doi.org/10.1016/S0169-5347(98)01576-6</text:p>
        <text:p text:style-name="Bibliography_20_1">Szefer, P., Molem, K., Sau, A., Novotny, V., 2020. Impact of pathogenic fungi, herbivores and predators on secondary succession of tropical rainforest vegetation. J. Ecol. 108, 1978–1988. https://doi.org/10.1111/1365-2745.13374</text:p>
        <text:p text:style-name="Bibliography_20_1">Turner, I.M., 2001. The Ecology of Trees in the Tropical Rain Forest, Cambridge Tropical Biology Series. Cambridge University Press, Cambridge. https://doi.org/10.1017/CBO9780511542206</text:p>
        <text:p text:style-name="Bibliography_20_1">Van Bael, S.A., Philpott, S.M., Greenberg, R., Bichier, P., Barber, N.A., Mooney, K.A., Gruner, D.S., 2008. Birds as predators in tropical agroforestry systems. Ecology 89, 928–934. https://doi.org/10.1890/06-1976.1</text:p>
        <text:p text:style-name="Bibliography_20_1">Velázquez, E., Wiegand, T., 2020. Competition for light and persistence of rare light-demanding species within tree-fall gaps in a moist tropical forest. Ecology 101, e03034. https://doi.org/10.1002/ecy.3034</text:p>
        <text:p text:style-name="Bibliography_20_1">Vidal, M.C., Murphy, S.M., 2018. Bottom-up vs. top-down effects on terrestrial insect herbivores: a meta-analysis. Ecol. Lett. 21, 138–150. https://doi.org/10.1111/ele.12874</text:p>
        <text:p text:style-name="Bibliography_20_1">Ward, C.L., McCann, K.S., Rooney, N., 2015. HSS revisited: multi-channel processes mediate trophic control across a productivity gradient. Ecol. Lett. 18, 1190–1197. https://doi.org/10.1111/ele.12498</text:p>
        <text:p text:style-name="Bibliography_20_1">Welti, E.A.R., Prather, R.M., Sanders, N.J., Beurs, K.M. de, Kaspari, M., 2020. Bottom-up when it is not top-down: Predators and plants control biomass of grassland arthropods. J. Anim. Ecol. 89, 1286–1294. https://doi.org/10.1111/1365-2656.1319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2" svg:font-family="'Lohit Devanagari'"/>
    <style:font-face style:name="Liberation Mono" svg:font-family="'Liberation Mono', 'Courier New'" style:font-family-generic="modern"/>
    <style:font-face style:name="Times New Roman1" svg:font-family="'Times New Roman'" style:font-family-generic="roman"/>
    <style:font-face style:name="Lohit Devanagari3"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3"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3"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1"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13" style:display-name="ListLabel 1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2-12T13:48:20.387271233</dc:date>
    <meta:print-date>2020-05-14T15:47:00</meta:print-date>
    <meta:editing-cycles>859</meta:editing-cycles>
    <meta:editing-duration>P10DT1H35M7S</meta:editing-duration>
    <meta:generator>LibreOffice/6.1.6.3$Linux_X86_64 LibreOffice_project/10$Build-3</meta:generator>
    <meta:document-statistic meta:table-count="0" meta:image-count="0" meta:object-count="0" meta:page-count="1" meta:paragraph-count="107" meta:word-count="6252" meta:character-count="43118" meta:non-whitespace-character-count="36966"/>
    <meta:user-defined meta:name="ZOTERO_PREF_1">&lt;data data-version="3" zotero-version="5.0.93"&gt;&lt;session id="jqO2dGP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